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292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verdata" table:style-name="ta1">
        <table:shapes>
          <draw:frame draw:z-index="0" draw:style-name="gr1" draw:text-style-name="P1" svg:width="6.2988in" svg:height="3.5429in" svg:x="6.7142in" svg:y="59.8244in">
            <draw:object draw:notify-on-update-of-ranges="riverdata.A1:riverdata.A358 riverdata.B1:riverdata.B358 riverdata.C1:riverdata.C3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2992in" svg:height="3.3961in" svg:x="6.6559in" svg:y="55.5374in">
            <draw:object draw:notify-on-update-of-ranges="riverdata.F1:riverdata.F358 riverdata.G1:riverdata.G358 riverdata.H1:riverdata.H3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t03-08</text:p>
          </table:table-cell>
          <table:table-cell office:value-type="float" office:value="628" calcext:value-type="float">
            <text:p>6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08</text:p>
          </table:table-cell>
          <table:table-cell table:formula="of:=[.B1]-600" office:value-type="float" office:value="28" calcext:value-type="float">
            <text:p>28</text:p>
          </table:table-cell>
          <table:table-cell table:formula="of:=[.C1]-10" office:value-type="float" office:value="39" calcext:value-type="float">
            <text:p>39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09</text:p>
          </table:table-cell>
          <table:table-cell office:value-type="float" office:value="626" calcext:value-type="float">
            <text:p>6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09</text:p>
          </table:table-cell>
          <table:table-cell table:formula="of:=[.B2]-600" office:value-type="float" office:value="26" calcext:value-type="float">
            <text:p>26</text:p>
          </table:table-cell>
          <table:table-cell table:formula="of:=[.C2]-10" office:value-type="float" office:value="35" calcext:value-type="float">
            <text:p>35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</text:p>
          </table:table-cell>
          <table:table-cell table:formula="of:=[.N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0</text:p>
          </table:table-cell>
          <table:table-cell office:value-type="float" office:value="623" calcext:value-type="float">
            <text:p>6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10</text:p>
          </table:table-cell>
          <table:table-cell table:formula="of:=[.B3]-600" office:value-type="float" office:value="23" calcext:value-type="float">
            <text:p>23</text:p>
          </table:table-cell>
          <table:table-cell table:formula="of:=[.C3]-10" office:value-type="float" office:value="31" calcext:value-type="float">
            <text:p>31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rainy</text:p>
          </table:table-cell>
          <table:table-cell table:formula="of:=[.N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1</text:p>
          </table:table-cell>
          <table:table-cell office:value-type="float" office:value="628" calcext:value-type="float">
            <text:p>6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3-11</text:p>
          </table:table-cell>
          <table:table-cell table:formula="of:=[.B4]-600" office:value-type="float" office:value="28" calcext:value-type="float">
            <text:p>28</text:p>
          </table:table-cell>
          <table:table-cell table:formula="of:=[.C4]-10" office:value-type="float" office:value="38" calcext:value-type="float">
            <text:p>3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8-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2</text:p>
          </table:table-cell>
          <table:table-cell office:value-type="float" office:value="625" calcext:value-type="float">
            <text:p>6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3-12</text:p>
          </table:table-cell>
          <table:table-cell table:formula="of:=[.B5]-600" office:value-type="float" office:value="25" calcext:value-type="float">
            <text:p>25</text:p>
          </table:table-cell>
          <table:table-cell table:formula="of:=[.C5]-10" office:value-type="float" office:value="34" calcext:value-type="float">
            <text:p>3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8-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7938" calcext:value-type="float">
            <text:p>0.7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3</text:p>
          </table:table-cell>
          <table:table-cell office:value-type="float" office:value="623" calcext:value-type="float">
            <text:p>6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13</text:p>
          </table:table-cell>
          <table:table-cell table:formula="of:=[.B6]-600" office:value-type="float" office:value="23" calcext:value-type="float">
            <text:p>23</text:p>
          </table:table-cell>
          <table:table-cell table:formula="of:=[.C6]-10" office:value-type="float" office:value="31" calcext:value-type="float">
            <text:p>31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71442" calcext:value-type="float">
            <text:p>0.71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4</text:p>
          </table:table-cell>
          <table:table-cell office:value-type="float" office:value="620" calcext:value-type="float">
            <text:p>6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3-14</text:p>
          </table:table-cell>
          <table:table-cell table:formula="of:=[.B7]-600" office:value-type="float" office:value="20" calcext:value-type="float">
            <text:p>20</text:p>
          </table:table-cell>
          <table:table-cell table:formula="of:=[.C7]-10" office:value-type="float" office:value="28" calcext:value-type="float">
            <text:p>28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t08-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5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3-15</text:p>
          </table:table-cell>
          <table:table-cell table:formula="of:=[.B8]-600" office:value-type="float" office:value="18" calcext:value-type="float">
            <text:p>18</text:p>
          </table:table-cell>
          <table:table-cell table:formula="of:=[.C8]-10" office:value-type="float" office:value="25" calcext:value-type="float">
            <text:p>25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t08-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5786802" calcext:value-type="float">
            <text:p>0.5786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6</text:p>
          </table:table-cell>
          <table:table-cell office:value-type="float" office:value="616" calcext:value-type="float">
            <text:p>6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16</text:p>
          </table:table-cell>
          <table:table-cell table:formula="of:=[.B9]-600" office:value-type="float" office:value="16" calcext:value-type="float">
            <text:p>16</text:p>
          </table:table-cell>
          <table:table-cell table:formula="of:=[.C9]-10" office:value-type="float" office:value="23" calcext:value-type="float">
            <text:p>2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2081218" calcext:value-type="float">
            <text:p>0.52081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7</text:p>
          </table:table-cell>
          <table:table-cell office:value-type="float" office:value="615" calcext:value-type="float">
            <text:p>6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17</text:p>
          </table:table-cell>
          <table:table-cell table:formula="of:=[.B10]-600" office:value-type="float" office:value="15" calcext:value-type="float">
            <text:p>15</text:p>
          </table:table-cell>
          <table:table-cell table:formula="of:=[.C10]-10" office:value-type="float" office:value="20" calcext:value-type="float">
            <text:p>20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68730962" calcext:value-type="float">
            <text:p>0.468730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8</text:p>
          </table:table-cell>
          <table:table-cell office:value-type="float" office:value="625" calcext:value-type="float">
            <text:p>6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 rainy</text:p>
          </table:table-cell>
          <table:table-cell/>
          <table:table-cell office:value-type="string" calcext:value-type="string">
            <text:p>t03-18</text:p>
          </table:table-cell>
          <table:table-cell table:formula="of:=[.B11]-600" office:value-type="float" office:value="25" calcext:value-type="float">
            <text:p>25</text:p>
          </table:table-cell>
          <table:table-cell table:formula="of:=[.C11]-10" office:value-type="float" office:value="34" calcext:value-type="float">
            <text:p>34</text:p>
          </table:table-cell>
          <table:table-cell office:value-type="string" calcext:value-type="string">
            <text:p>very rainy</text:p>
          </table:table-cell>
          <table:table-cell office:value-type="string" calcext:value-type="string">
            <text:p>t08-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4218578658" calcext:value-type="float">
            <text:p>0.4218578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19</text:p>
          </table:table-cell>
          <table:table-cell office:value-type="float" office:value="623" calcext:value-type="float">
            <text:p>6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19</text:p>
          </table:table-cell>
          <table:table-cell table:formula="of:=[.B12]-600" office:value-type="float" office:value="23" calcext:value-type="float">
            <text:p>23</text:p>
          </table:table-cell>
          <table:table-cell table:formula="of:=[.C12]-10" office:value-type="float" office:value="31" calcext:value-type="float">
            <text:p>31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7967207922" calcext:value-type="float">
            <text:p>0.37967207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0</text:p>
          </table:table-cell>
          <table:table-cell office:value-type="float" office:value="620" calcext:value-type="float">
            <text:p>6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20</text:p>
          </table:table-cell>
          <table:table-cell table:formula="of:=[.B13]-600" office:value-type="float" office:value="20" calcext:value-type="float">
            <text:p>20</text:p>
          </table:table-cell>
          <table:table-cell table:formula="of:=[.C13]-10" office:value-type="float" office:value="28" calcext:value-type="float">
            <text:p>28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1704871298" calcext:value-type="float">
            <text:p>0.341704871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table:formula="of:=[.N1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1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3-21</text:p>
          </table:table-cell>
          <table:table-cell table:formula="of:=[.B14]-600" office:value-type="float" office:value="18" calcext:value-type="float">
            <text:p>18</text:p>
          </table:table-cell>
          <table:table-cell table:formula="of:=[.C14]-10" office:value-type="float" office:value="25" calcext:value-type="float">
            <text:p>25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8-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075343841682" calcext:value-type="float">
            <text:p>0.3075343841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table:formula="of:=[.N1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2</text:p>
          </table:table-cell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3-22</text:p>
          </table:table-cell>
          <table:table-cell table:formula="of:=[.B15]-600" office:value-type="float" office:value="16" calcext:value-type="float">
            <text:p>16</text:p>
          </table:table-cell>
          <table:table-cell table:formula="of:=[.C15]-10" office:value-type="float" office:value="22" calcext:value-type="float">
            <text:p>2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8-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7678094575138" calcext:value-type="float">
            <text:p>0.27678094575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1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3</text:p>
          </table:table-cell>
          <table:table-cell office:value-type="float" office:value="615" calcext:value-type="float">
            <text:p>6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23</text:p>
          </table:table-cell>
          <table:table-cell table:formula="of:=[.B16]-600" office:value-type="float" office:value="15" calcext:value-type="float">
            <text:p>15</text:p>
          </table:table-cell>
          <table:table-cell table:formula="of:=[.C16]-10" office:value-type="float" office:value="20" calcext:value-type="float">
            <text:p>20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49102851176242" calcext:value-type="float">
            <text:p>0.249102851176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4</text:p>
          </table:table-cell>
          <table:table-cell office:value-type="float" office:value="613" calcext:value-type="float">
            <text:p>6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24</text:p>
          </table:table-cell>
          <table:table-cell table:formula="of:=[.B17]-600" office:value-type="float" office:value="13" calcext:value-type="float">
            <text:p>13</text:p>
          </table:table-cell>
          <table:table-cell table:formula="of:=[.C17]-10" office:value-type="float" office:value="18" calcext:value-type="float">
            <text:p>18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24192566058618" calcext:value-type="float">
            <text:p>0.224192566058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5</text:p>
          </table:table-cell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25</text:p>
          </table:table-cell>
          <table:table-cell table:formula="of:=[.B18]-600" office:value-type="float" office:value="12" calcext:value-type="float">
            <text:p>12</text:p>
          </table:table-cell>
          <table:table-cell table:formula="of:=[.C18]-10" office:value-type="float" office:value="16" calcext:value-type="float">
            <text:p>16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01773309452756" calcext:value-type="float">
            <text:p>0.201773309452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table:formula="of:=[.N1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6</text:p>
          </table:table-cell>
          <table:table-cell office:value-type="float" office:value="611" calcext:value-type="float">
            <text:p>6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26</text:p>
          </table:table-cell>
          <table:table-cell table:formula="of:=[.B19]-600" office:value-type="float" office:value="11" calcext:value-type="float">
            <text:p>11</text:p>
          </table:table-cell>
          <table:table-cell table:formula="of:=[.C19]-10" office:value-type="float" office:value="15" calcext:value-type="float">
            <text:p>15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159597850748" calcext:value-type="float">
            <text:p>0.18159597850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table:formula="of:=[.N1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7</text:p>
          </table:table-cell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27</text:p>
          </table:table-cell>
          <table:table-cell table:formula="of:=[.B20]-600" office:value-type="float" office:value="9" calcext:value-type="float">
            <text:p>9</text:p>
          </table:table-cell>
          <table:table-cell table:formula="of:=[.C20]-10"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8-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436380656732" calcext:value-type="float">
            <text:p>0.163436380656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table:formula="of:=[.N2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8</text:p>
          </table:table-cell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 snowy</text:p>
          </table:table-cell>
          <table:table-cell/>
          <table:table-cell office:value-type="string" calcext:value-type="string">
            <text:p>t03-28</text:p>
          </table:table-cell>
          <table:table-cell table:formula="of:=[.B21]-600" office:value-type="float" office:value="8" calcext:value-type="float">
            <text:p>8</text:p>
          </table:table-cell>
          <table:table-cell table:formula="of:=[.C21]-10" office:value-type="float" office:value="12" calcext:value-type="float">
            <text:p>12</text:p>
          </table:table-cell>
          <table:table-cell office:value-type="string" calcext:value-type="string">
            <text:p>very snowy</text:p>
          </table:table-cell>
          <table:table-cell office:value-type="string" calcext:value-type="string">
            <text:p>t08-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47092742591059" calcext:value-type="float">
            <text:p>0.14709274259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table:formula="of:=[.N2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29</text:p>
          </table:table-cell>
          <table:table-cell office:value-type="float" office:value="611" calcext:value-type="float">
            <text:p>6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3-29</text:p>
          </table:table-cell>
          <table:table-cell table:formula="of:=[.B22]-600" office:value-type="float" office:value="11" calcext:value-type="float">
            <text:p>11</text:p>
          </table:table-cell>
          <table:table-cell table:formula="of:=[.C22]-10" office:value-type="float" office:value="15" calcext:value-type="float">
            <text:p>15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08-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32383468331953" calcext:value-type="float">
            <text:p>0.132383468331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table:formula="of:=[.N2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30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3-30</text:p>
          </table:table-cell>
          <table:table-cell table:formula="of:=[.B23]-600" office:value-type="float" office:value="12" calcext:value-type="float">
            <text:p>12</text:p>
          </table:table-cell>
          <table:table-cell table:formula="of:=[.C23]-10" office:value-type="float" office:value="17" calcext:value-type="float">
            <text:p>17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08-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145121498758" calcext:value-type="float">
            <text:p>0.119145121498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2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3-31</text:p>
          </table:table-cell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3-31</text:p>
          </table:table-cell>
          <table:table-cell table:formula="of:=[.B24]-600" office:value-type="float" office:value="11" calcext:value-type="float">
            <text:p>11</text:p>
          </table:table-cell>
          <table:table-cell table:formula="of:=[.C24]-10" office:value-type="float" office:value="16" calcext:value-type="float">
            <text:p>16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7230609348882" calcext:value-type="float">
            <text:p>0.107230609348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2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1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01</text:p>
          </table:table-cell>
          <table:table-cell table:formula="of:=[.B25]-600" office:value-type="float" office:value="10" calcext:value-type="float">
            <text:p>10</text:p>
          </table:table-cell>
          <table:table-cell table:formula="of:=[.C25]-10" office:value-type="float" office:value="14" calcext:value-type="float">
            <text:p>14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65075484139939" calcext:value-type="float">
            <text:p>0.0965075484139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2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2</text:p>
          </table:table-cell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02</text:p>
          </table:table-cell>
          <table:table-cell table:formula="of:=[.B26]-600" office:value-type="float" office:value="9" calcext:value-type="float">
            <text:p>9</text:p>
          </table:table-cell>
          <table:table-cell table:formula="of:=[.C26]-10"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68567935725945" calcext:value-type="float">
            <text:p>0.0868567935725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2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3</text:p>
          </table:table-cell>
          <table:table-cell office:value-type="float" office:value="615" calcext:value-type="float">
            <text:p>6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03</text:p>
          </table:table-cell>
          <table:table-cell table:formula="of:=[.B27]-600" office:value-type="float" office:value="15" calcext:value-type="float">
            <text:p>15</text:p>
          </table:table-cell>
          <table:table-cell table:formula="of:=[.C27]-10" office:value-type="float" office:value="21" calcext:value-type="float">
            <text:p>2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81711142153351" calcext:value-type="float">
            <text:p>0.0781711142153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2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4</text:p>
          </table:table-cell>
          <table:table-cell office:value-type="float" office:value="621" calcext:value-type="float">
            <text:p>6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04</text:p>
          </table:table-cell>
          <table:table-cell table:formula="of:=[.B28]-600" office:value-type="float" office:value="21" calcext:value-type="float">
            <text:p>21</text:p>
          </table:table-cell>
          <table:table-cell table:formula="of:=[.C28]-10" office:value-type="float" office:value="29" calcext:value-type="float">
            <text:p>29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03540027938016" calcext:value-type="float">
            <text:p>0.0703540027938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2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5</text:p>
          </table:table-cell>
          <table:table-cell office:value-type="float" office:value="619" calcext:value-type="float">
            <text:p>6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4-05</text:p>
          </table:table-cell>
          <table:table-cell table:formula="of:=[.B29]-600" office:value-type="float" office:value="19" calcext:value-type="float">
            <text:p>19</text:p>
          </table:table-cell>
          <table:table-cell table:formula="of:=[.C29]-10" office:value-type="float" office:value="26" calcext:value-type="float">
            <text:p>26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9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33186025144214" calcext:value-type="float">
            <text:p>0.0633186025144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2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6</text:p>
          </table:table-cell>
          <table:table-cell office:value-type="float" office:value="617" calcext:value-type="float">
            <text:p>6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4-06</text:p>
          </table:table-cell>
          <table:table-cell table:formula="of:=[.B30]-600" office:value-type="float" office:value="17" calcext:value-type="float">
            <text:p>17</text:p>
          </table:table-cell>
          <table:table-cell table:formula="of:=[.C30]-10" office:value-type="float" office:value="24" calcext:value-type="float">
            <text:p>2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9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9867422629793" calcext:value-type="float">
            <text:p>0.0569867422629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3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7</text:p>
          </table:table-cell>
          <table:table-cell office:value-type="float" office:value="615" calcext:value-type="float">
            <text:p>6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07</text:p>
          </table:table-cell>
          <table:table-cell table:formula="of:=[.B31]-600" office:value-type="float" office:value="15" calcext:value-type="float">
            <text:p>15</text:p>
          </table:table-cell>
          <table:table-cell table:formula="of:=[.C31]-10" office:value-type="float" office:value="21" calcext:value-type="float">
            <text:p>21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2880680366813" calcext:value-type="float">
            <text:p>0.0512880680366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3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8</text:p>
          </table:table-cell>
          <table:table-cell office:value-type="float" office:value="614" calcext:value-type="float">
            <text:p>6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08</text:p>
          </table:table-cell>
          <table:table-cell table:formula="of:=[.B32]-600" office:value-type="float" office:value="14" calcext:value-type="float">
            <text:p>14</text:p>
          </table:table-cell>
          <table:table-cell table:formula="of:=[.C32]-10" office:value-type="float" office:value="19" calcext:value-type="float">
            <text:p>19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61592612330132" calcext:value-type="float">
            <text:p>0.0461592612330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3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09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4-09</text:p>
          </table:table-cell>
          <table:table-cell table:formula="of:=[.B33]-600" office:value-type="float" office:value="12" calcext:value-type="float">
            <text:p>12</text:p>
          </table:table-cell>
          <table:table-cell table:formula="of:=[.C33]-10"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9-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841543335109712" calcext:value-type="float">
            <text:p>0.841543335109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rainy</text:p>
          </table:table-cell>
          <table:table-cell table:formula="of:=[.N3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0</text:p>
          </table:table-cell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4-10</text:p>
          </table:table-cell>
          <table:table-cell table:formula="of:=[.B34]-600" office:value-type="float" office:value="11" calcext:value-type="float">
            <text:p>11</text:p>
          </table:table-cell>
          <table:table-cell table:formula="of:=[.C34]-10" office:value-type="float" office:value="16" calcext:value-type="float">
            <text:p>16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9-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957389001598741" calcext:value-type="float">
            <text:p>0.957389001598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</text:p>
          </table:table-cell>
          <table:table-cell table:formula="of:=[.N3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1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11</text:p>
          </table:table-cell>
          <table:table-cell table:formula="of:=[.B35]-600" office:value-type="float" office:value="10" calcext:value-type="float">
            <text:p>10</text:p>
          </table:table-cell>
          <table:table-cell table:formula="of:=[.C35]-10" office:value-type="float" office:value="14" calcext:value-type="float">
            <text:p>1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.06165010143887" calcext:value-type="float">
            <text:p>1.06165010143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</text:p>
          </table:table-cell>
          <table:table-cell table:formula="of:=[.N3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2</text:p>
          </table:table-cell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12</text:p>
          </table:table-cell>
          <table:table-cell table:formula="of:=[.B36]-600" office:value-type="float" office:value="9" calcext:value-type="float">
            <text:p>9</text:p>
          </table:table-cell>
          <table:table-cell table:formula="of:=[.C36]-10" office:value-type="float" office:value="13" calcext:value-type="float">
            <text:p>13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1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.75548509129498" calcext:value-type="float">
            <text:p>1.75548509129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rainy</text:p>
          </table:table-cell>
          <table:table-cell table:formula="of:=[.N3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3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13</text:p>
          </table:table-cell>
          <table:table-cell table:formula="of:=[.B37]-600" office:value-type="float" office:value="8" calcext:value-type="float">
            <text:p>8</text:p>
          </table:table-cell>
          <table:table-cell table:formula="of:=[.C37]-10"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.57993658216548" calcext:value-type="float">
            <text:p>1.57993658216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3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4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14</text:p>
          </table:table-cell>
          <table:table-cell table:formula="of:=[.B38]-600" office:value-type="float" office:value="7" calcext:value-type="float">
            <text:p>7</text:p>
          </table:table-cell>
          <table:table-cell table:formula="of:=[.C38]-10"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.42194292394893" calcext:value-type="float">
            <text:p>1.42194292394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3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5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15</text:p>
          </table:table-cell>
          <table:table-cell table:formula="of:=[.B39]-600" office:value-type="float" office:value="6" calcext:value-type="float">
            <text:p>6</text:p>
          </table:table-cell>
          <table:table-cell table:formula="of:=[.C39]-10" office:value-type="float" office:value="9" calcext:value-type="float">
            <text:p>9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.27974863155404" calcext:value-type="float">
            <text:p>1.27974863155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3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6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16</text:p>
          </table:table-cell>
          <table:table-cell table:formula="of:=[.B40]-600" office:value-type="float" office:value="6" calcext:value-type="float">
            <text:p>6</text:p>
          </table:table-cell>
          <table:table-cell table:formula="of:=[.C40]-10" office:value-type="float" office:value="8" calcext:value-type="float">
            <text:p>8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1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.15177376839864" calcext:value-type="float">
            <text:p>1.15177376839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4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7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17</text:p>
          </table:table-cell>
          <table:table-cell table:formula="of:=[.B41]-600" office:value-type="float" office:value="5" calcext:value-type="float">
            <text:p>5</text:p>
          </table:table-cell>
          <table:table-cell table:formula="of:=[.C41]-10" office:value-type="float" office:value="7" calcext:value-type="float">
            <text:p>7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.03659639155877" calcext:value-type="float">
            <text:p>1.03659639155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4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8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4-18</text:p>
          </table:table-cell>
          <table:table-cell table:formula="of:=[.B42]-600" office:value-type="float" office:value="5" calcext:value-type="float">
            <text:p>5</text:p>
          </table:table-cell>
          <table:table-cell table:formula="of:=[.C42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9-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932936752402896" calcext:value-type="float">
            <text:p>0.932936752402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4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19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19</text:p>
          </table:table-cell>
          <table:table-cell table:formula="of:=[.B43]-600" office:value-type="float" office:value="4" calcext:value-type="float">
            <text:p>4</text:p>
          </table:table-cell>
          <table:table-cell table:formula="of:=[.C43]-10" office:value-type="float" office:value="6" calcext:value-type="float">
            <text:p>6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839643077162606" calcext:value-type="float">
            <text:p>0.839643077162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4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0</text:p>
          </table:table-cell>
          <table:table-cell office:value-type="float" office:value="604" calcext:value-type="float">
            <text:p>6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4-20</text:p>
          </table:table-cell>
          <table:table-cell table:formula="of:=[.B44]-600" office:value-type="float" office:value="4" calcext:value-type="float">
            <text:p>4</text:p>
          </table:table-cell>
          <table:table-cell table:formula="of:=[.C44]-10" office:value-type="float" office:value="5" calcext:value-type="float">
            <text:p>5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9-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755678769446345" calcext:value-type="float">
            <text:p>0.755678769446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4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1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21</text:p>
          </table:table-cell>
          <table:table-cell table:formula="of:=[.B45]-600" office:value-type="float" office:value="3" calcext:value-type="float">
            <text:p>3</text:p>
          </table:table-cell>
          <table:table-cell table:formula="of:=[.C45]-10" office:value-type="float" office:value="5" calcext:value-type="float">
            <text:p>5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680110892501711" calcext:value-type="float">
            <text:p>0.680110892501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4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2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22</text:p>
          </table:table-cell>
          <table:table-cell table:formula="of:=[.B46]-600" office:value-type="float" office:value="3" calcext:value-type="float">
            <text:p>3</text:p>
          </table:table-cell>
          <table:table-cell table:formula="of:=[.C46]-10" office:value-type="float" office:value="4" calcext:value-type="float">
            <text:p>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61209980325154" calcext:value-type="float">
            <text:p>0.61209980325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4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3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4-23</text:p>
          </table:table-cell>
          <table:table-cell table:formula="of:=[.B47]-600" office:value-type="float" office:value="2" calcext:value-type="float">
            <text:p>2</text:p>
          </table:table-cell>
          <table:table-cell table:formula="of:=[.C47]-10" office:value-type="float" office:value="4" calcext:value-type="float">
            <text:p>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9-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.35088982292639" calcext:value-type="float">
            <text:p>1.35088982292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rainy</text:p>
          </table:table-cell>
          <table:table-cell table:formula="of:=[.N4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4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4-24</text:p>
          </table:table-cell>
          <table:table-cell table:formula="of:=[.B48]-600" office:value-type="float" office:value="2" calcext:value-type="float">
            <text:p>2</text:p>
          </table:table-cell>
          <table:table-cell table:formula="of:=[.C48]-10" office:value-type="float" office:value="4" calcext:value-type="float">
            <text:p>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9-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.21580084063375" calcext:value-type="float">
            <text:p>1.21580084063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4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5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25</text:p>
          </table:table-cell>
          <table:table-cell table:formula="of:=[.B49]-600" office:value-type="float" office:value="2" calcext:value-type="float">
            <text:p>2</text:p>
          </table:table-cell>
          <table:table-cell table:formula="of:=[.C49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.09422075657037" calcext:value-type="float">
            <text:p>1.09422075657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4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6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26</text:p>
          </table:table-cell>
          <table:table-cell table:formula="of:=[.B50]-600" office:value-type="float" office:value="2" calcext:value-type="float">
            <text:p>2</text:p>
          </table:table-cell>
          <table:table-cell table:formula="of:=[.C50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2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984798680913335" calcext:value-type="float">
            <text:p>0.984798680913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5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7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27</text:p>
          </table:table-cell>
          <table:table-cell table:formula="of:=[.B51]-600" office:value-type="float" office:value="1" calcext:value-type="float">
            <text:p>1</text:p>
          </table:table-cell>
          <table:table-cell table:formula="of:=[.C51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886318812822002" calcext:value-type="float">
            <text:p>0.88631881282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5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8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28</text:p>
          </table:table-cell>
          <table:table-cell table:formula="of:=[.B52]-600" office:value-type="float" office:value="1" calcext:value-type="float">
            <text:p>1</text:p>
          </table:table-cell>
          <table:table-cell table:formula="of:=[.C52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2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797686931539801" calcext:value-type="float">
            <text:p>0.797686931539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5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29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4-29</text:p>
          </table:table-cell>
          <table:table-cell table:formula="of:=[.B53]-600" office:value-type="float" office:value="1" calcext:value-type="float">
            <text:p>1</text:p>
          </table:table-cell>
          <table:table-cell table:formula="of:=[.C53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9-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717918238385821" calcext:value-type="float">
            <text:p>0.717918238385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5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4-30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4-30</text:p>
          </table:table-cell>
          <table:table-cell table:formula="of:=[.B54]-600" office:value-type="float" office:value="4" calcext:value-type="float">
            <text:p>4</text:p>
          </table:table-cell>
          <table:table-cell table:formula="of:=[.C54]-10" office:value-type="float" office:value="6" calcext:value-type="float">
            <text:p>6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0-0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646126414547239" calcext:value-type="float">
            <text:p>0.64612641454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5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1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5-01</text:p>
          </table:table-cell>
          <table:table-cell table:formula="of:=[.B55]-600" office:value-type="float" office:value="6" calcext:value-type="float">
            <text:p>6</text:p>
          </table:table-cell>
          <table:table-cell table:formula="of:=[.C55]-10" office:value-type="float" office:value="9" calcext:value-type="float">
            <text:p>9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0-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581513773092515" calcext:value-type="float">
            <text:p>0.581513773092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5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2</text:p>
          </table:table-cell>
          <table:table-cell office:value-type="float" office:value="618" calcext:value-type="float">
            <text:p>6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 rainy</text:p>
          </table:table-cell>
          <table:table-cell/>
          <table:table-cell office:value-type="string" calcext:value-type="string">
            <text:p>t05-02</text:p>
          </table:table-cell>
          <table:table-cell table:formula="of:=[.B56]-600" office:value-type="float" office:value="18" calcext:value-type="float">
            <text:p>18</text:p>
          </table:table-cell>
          <table:table-cell table:formula="of:=[.C56]-10" office:value-type="float" office:value="24" calcext:value-type="float">
            <text:p>24</text:p>
          </table:table-cell>
          <table:table-cell office:value-type="string" calcext:value-type="string">
            <text:p>very rainy</text:p>
          </table:table-cell>
          <table:table-cell office:value-type="string" calcext:value-type="string">
            <text:p>t10-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23362395783264" calcext:value-type="float">
            <text:p>0.523362395783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5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3</text:p>
          </table:table-cell>
          <table:table-cell office:value-type="float" office:value="619" calcext:value-type="float">
            <text:p>6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5-03</text:p>
          </table:table-cell>
          <table:table-cell table:formula="of:=[.B57]-600" office:value-type="float" office:value="19" calcext:value-type="float">
            <text:p>19</text:p>
          </table:table-cell>
          <table:table-cell table:formula="of:=[.C57]-10" office:value-type="float" office:value="26" calcext:value-type="float">
            <text:p>26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0-0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671026156204937" calcext:value-type="float">
            <text:p>0.671026156204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</text:p>
          </table:table-cell>
          <table:table-cell table:formula="of:=[.N5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4</text:p>
          </table:table-cell>
          <table:table-cell office:value-type="float" office:value="617" calcext:value-type="float">
            <text:p>6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04</text:p>
          </table:table-cell>
          <table:table-cell table:formula="of:=[.B58]-600" office:value-type="float" office:value="17" calcext:value-type="float">
            <text:p>17</text:p>
          </table:table-cell>
          <table:table-cell table:formula="of:=[.C58]-10" office:value-type="float" office:value="23" calcext:value-type="float">
            <text:p>2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0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603923540584444" calcext:value-type="float">
            <text:p>0.60392354058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5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5</text:p>
          </table:table-cell>
          <table:table-cell office:value-type="float" office:value="615" calcext:value-type="float">
            <text:p>6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05</text:p>
          </table:table-cell>
          <table:table-cell table:formula="of:=[.B59]-600" office:value-type="float" office:value="15" calcext:value-type="float">
            <text:p>15</text:p>
          </table:table-cell>
          <table:table-cell table:formula="of:=[.C59]-10" office:value-type="float" office:value="21" calcext:value-type="float">
            <text:p>21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543531186525999" calcext:value-type="float">
            <text:p>0.543531186525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5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6</text:p>
          </table:table-cell>
          <table:table-cell office:value-type="float" office:value="614" calcext:value-type="float">
            <text:p>6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5-06</text:p>
          </table:table-cell>
          <table:table-cell table:formula="of:=[.B60]-600" office:value-type="float" office:value="14" calcext:value-type="float">
            <text:p>14</text:p>
          </table:table-cell>
          <table:table-cell table:formula="of:=[.C60]-10" office:value-type="float" office:value="19" calcext:value-type="float">
            <text:p>19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10-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489178067873399" calcext:value-type="float">
            <text:p>0.489178067873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6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7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07</text:p>
          </table:table-cell>
          <table:table-cell table:formula="of:=[.B61]-600" office:value-type="float" office:value="12" calcext:value-type="float">
            <text:p>12</text:p>
          </table:table-cell>
          <table:table-cell table:formula="of:=[.C61]-10"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40260261086059" calcext:value-type="float">
            <text:p>0.440260261086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6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8</text:p>
          </table:table-cell>
          <table:table-cell office:value-type="float" office:value="611" calcext:value-type="float">
            <text:p>6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08</text:p>
          </table:table-cell>
          <table:table-cell table:formula="of:=[.B62]-600" office:value-type="float" office:value="11" calcext:value-type="float">
            <text:p>11</text:p>
          </table:table-cell>
          <table:table-cell table:formula="of:=[.C62]-10"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96234234977453" calcext:value-type="float">
            <text:p>0.396234234977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6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09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09</text:p>
          </table:table-cell>
          <table:table-cell table:formula="of:=[.B63]-600" office:value-type="float" office:value="10" calcext:value-type="float">
            <text:p>10</text:p>
          </table:table-cell>
          <table:table-cell table:formula="of:=[.C63]-10"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56610811479708" calcext:value-type="float">
            <text:p>0.356610811479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6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0</text:p>
          </table:table-cell>
          <table:table-cell office:value-type="float" office:value="609" calcext:value-type="float">
            <text:p>6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10</text:p>
          </table:table-cell>
          <table:table-cell table:formula="of:=[.B64]-600" office:value-type="float" office:value="9" calcext:value-type="float">
            <text:p>9</text:p>
          </table:table-cell>
          <table:table-cell table:formula="of:=[.C64]-10"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20949730331737" calcext:value-type="float">
            <text:p>0.32094973033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6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1</text:p>
          </table:table-cell>
          <table:table-cell office:value-type="float" office:value="611" calcext:value-type="float">
            <text:p>6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5-11</text:p>
          </table:table-cell>
          <table:table-cell table:formula="of:=[.B65]-600" office:value-type="float" office:value="11" calcext:value-type="float">
            <text:p>11</text:p>
          </table:table-cell>
          <table:table-cell table:formula="of:=[.C65]-10" office:value-type="float" office:value="15" calcext:value-type="float">
            <text:p>15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0-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88854757298564" calcext:value-type="float">
            <text:p>0.288854757298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6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2</text:p>
          </table:table-cell>
          <table:table-cell office:value-type="float" office:value="613" calcext:value-type="float">
            <text:p>6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5-12</text:p>
          </table:table-cell>
          <table:table-cell table:formula="of:=[.B66]-600" office:value-type="float" office:value="13" calcext:value-type="float">
            <text:p>13</text:p>
          </table:table-cell>
          <table:table-cell table:formula="of:=[.C66]-10" office:value-type="float" office:value="18" calcext:value-type="float">
            <text:p>18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0-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9969281568707" calcext:value-type="float">
            <text:p>0.259969281568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6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3</text:p>
          </table:table-cell>
          <table:table-cell office:value-type="float" office:value="614" calcext:value-type="float">
            <text:p>6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5-13</text:p>
          </table:table-cell>
          <table:table-cell table:formula="of:=[.B67]-600" office:value-type="float" office:value="14" calcext:value-type="float">
            <text:p>14</text:p>
          </table:table-cell>
          <table:table-cell table:formula="of:=[.C67]-10" office:value-type="float" office:value="20" calcext:value-type="float">
            <text:p>20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0-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33972353411837" calcext:value-type="float">
            <text:p>0.233972353411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6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4</text:p>
          </table:table-cell>
          <table:table-cell office:value-type="float" office:value="613" calcext:value-type="float">
            <text:p>6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5-14</text:p>
          </table:table-cell>
          <table:table-cell table:formula="of:=[.B68]-600" office:value-type="float" office:value="13" calcext:value-type="float">
            <text:p>13</text:p>
          </table:table-cell>
          <table:table-cell table:formula="of:=[.C68]-10" office:value-type="float" office:value="18" calcext:value-type="float">
            <text:p>18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0-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0575118070653" calcext:value-type="float">
            <text:p>0.210575118070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6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5</text:p>
          </table:table-cell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5-15</text:p>
          </table:table-cell>
          <table:table-cell table:formula="of:=[.B69]-600" office:value-type="float" office:value="12" calcext:value-type="float">
            <text:p>12</text:p>
          </table:table-cell>
          <table:table-cell table:formula="of:=[.C69]-10"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0-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9517606263588" calcext:value-type="float">
            <text:p>0.189517606263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6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6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5-16</text:p>
          </table:table-cell>
          <table:table-cell table:formula="of:=[.B70]-600" office:value-type="float" office:value="10" calcext:value-type="float">
            <text:p>10</text:p>
          </table:table-cell>
          <table:table-cell table:formula="of:=[.C70]-10" office:value-type="float" office:value="14" calcext:value-type="float">
            <text:p>1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0-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70565845637229" calcext:value-type="float">
            <text:p>0.170565845637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7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7</text:p>
          </table:table-cell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5-17</text:p>
          </table:table-cell>
          <table:table-cell table:formula="of:=[.B71]-600" office:value-type="float" office:value="9" calcext:value-type="float">
            <text:p>9</text:p>
          </table:table-cell>
          <table:table-cell table:formula="of:=[.C71]-10" office:value-type="float" office:value="13" calcext:value-type="float">
            <text:p>13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0-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53509261073506" calcext:value-type="float">
            <text:p>0.15350926107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7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8</text:p>
          </table:table-cell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5-18</text:p>
          </table:table-cell>
          <table:table-cell table:formula="of:=[.B72]-600" office:value-type="float" office:value="8" calcext:value-type="float">
            <text:p>8</text:p>
          </table:table-cell>
          <table:table-cell table:formula="of:=[.C72]-10" office:value-type="float" office:value="12" calcext:value-type="float">
            <text:p>1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0-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8158334966155" calcext:value-type="float">
            <text:p>0.138158334966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7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19</text:p>
          </table:table-cell>
          <table:table-cell office:value-type="float" office:value="607" calcext:value-type="float">
            <text:p>6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19</text:p>
          </table:table-cell>
          <table:table-cell table:formula="of:=[.B73]-600" office:value-type="float" office:value="7" calcext:value-type="float">
            <text:p>7</text:p>
          </table:table-cell>
          <table:table-cell table:formula="of:=[.C73]-10"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434250146954" calcext:value-type="float">
            <text:p>0.12434250146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7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0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0</text:p>
          </table:table-cell>
          <table:table-cell table:formula="of:=[.B74]-600" office:value-type="float" office:value="7" calcext:value-type="float">
            <text:p>7</text:p>
          </table:table-cell>
          <table:table-cell table:formula="of:=[.C74]-10" office:value-type="float" office:value="10" calcext:value-type="float">
            <text:p>1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1908251322586" calcext:value-type="float">
            <text:p>0.111908251322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7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1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1</text:p>
          </table:table-cell>
          <table:table-cell table:formula="of:=[.B75]-600" office:value-type="float" office:value="6" calcext:value-type="float">
            <text:p>6</text:p>
          </table:table-cell>
          <table:table-cell table:formula="of:=[.C75]-10" office:value-type="float" office:value="9" calcext:value-type="float">
            <text:p>9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0717426190327" calcext:value-type="float">
            <text:p>0.100717426190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7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2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2</text:p>
          </table:table-cell>
          <table:table-cell table:formula="of:=[.B76]-600" office:value-type="float" office:value="5" calcext:value-type="float">
            <text:p>5</text:p>
          </table:table-cell>
          <table:table-cell table:formula="of:=[.C76]-10" office:value-type="float" office:value="8" calcext:value-type="float">
            <text:p>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06456835712945" calcext:value-type="float">
            <text:p>0.0906456835712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7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3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3</text:p>
          </table:table-cell>
          <table:table-cell table:formula="of:=[.B77]-600" office:value-type="float" office:value="5" calcext:value-type="float">
            <text:p>5</text:p>
          </table:table-cell>
          <table:table-cell table:formula="of:=[.C77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15811152141651" calcext:value-type="float">
            <text:p>0.0815811152141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7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4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4</text:p>
          </table:table-cell>
          <table:table-cell table:formula="of:=[.B78]-600" office:value-type="float" office:value="4" calcext:value-type="float">
            <text:p>4</text:p>
          </table:table-cell>
          <table:table-cell table:formula="of:=[.C78]-10" office:value-type="float" office:value="6" calcext:value-type="float">
            <text:p>6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34230036927486" calcext:value-type="float">
            <text:p>0.0734230036927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7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5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5-25</text:p>
          </table:table-cell>
          <table:table-cell table:formula="of:=[.B79]-600" office:value-type="float" office:value="4" calcext:value-type="float">
            <text:p>4</text:p>
          </table:table-cell>
          <table:table-cell table:formula="of:=[.C79]-10" office:value-type="float" office:value="6" calcext:value-type="float">
            <text:p>6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0-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0807033234737" calcext:value-type="float">
            <text:p>0.0660807033234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7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6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5-26</text:p>
          </table:table-cell>
          <table:table-cell table:formula="of:=[.B80]-600" office:value-type="float" office:value="6" calcext:value-type="float">
            <text:p>6</text:p>
          </table:table-cell>
          <table:table-cell table:formula="of:=[.C80]-10" office:value-type="float" office:value="9" calcext:value-type="float">
            <text:p>9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0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4726329911264" calcext:value-type="float">
            <text:p>0.059472632991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table:formula="of:=[.N8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7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7</text:p>
          </table:table-cell>
          <table:table-cell table:formula="of:=[.B81]-600" office:value-type="float" office:value="6" calcext:value-type="float">
            <text:p>6</text:p>
          </table:table-cell>
          <table:table-cell table:formula="of:=[.C81]-10" office:value-type="float" office:value="8" calcext:value-type="float">
            <text:p>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5253696920137" calcext:value-type="float">
            <text:p>0.0535253696920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8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8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8</text:p>
          </table:table-cell>
          <table:table-cell table:formula="of:=[.B82]-600" office:value-type="float" office:value="5" calcext:value-type="float">
            <text:p>5</text:p>
          </table:table-cell>
          <table:table-cell table:formula="of:=[.C82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1728327228123" calcext:value-type="float">
            <text:p>0.0481728327228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8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29</text:p>
          </table:table-cell>
          <table:table-cell office:value-type="float" office:value="604" calcext:value-type="float">
            <text:p>6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29</text:p>
          </table:table-cell>
          <table:table-cell table:formula="of:=[.B83]-600" office:value-type="float" office:value="4" calcext:value-type="float">
            <text:p>4</text:p>
          </table:table-cell>
          <table:table-cell table:formula="of:=[.C83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3555494505311" calcext:value-type="float">
            <text:p>0.0433555494505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8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30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30</text:p>
          </table:table-cell>
          <table:table-cell table:formula="of:=[.B84]-600" office:value-type="float" office:value="4" calcext:value-type="float">
            <text:p>4</text:p>
          </table:table-cell>
          <table:table-cell table:formula="of:=[.C84]-10" office:value-type="float" office:value="6" calcext:value-type="float">
            <text:p>6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0-3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839019994505478" calcext:value-type="float">
            <text:p>0.839019994505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rainy</text:p>
          </table:table-cell>
          <table:table-cell table:formula="of:=[.N8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5-31</text:p>
          </table:table-cell>
          <table:table-cell office:value-type="float" office:value="604" calcext:value-type="float">
            <text:p>6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5-31</text:p>
          </table:table-cell>
          <table:table-cell table:formula="of:=[.B85]-600" office:value-type="float" office:value="4" calcext:value-type="float">
            <text:p>4</text:p>
          </table:table-cell>
          <table:table-cell table:formula="of:=[.C85]-10" office:value-type="float" office:value="5" calcext:value-type="float">
            <text:p>5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0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75511799505493" calcext:value-type="float">
            <text:p>0.75511799505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8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1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01</text:p>
          </table:table-cell>
          <table:table-cell table:formula="of:=[.B86]-600" office:value-type="float" office:value="3" calcext:value-type="float">
            <text:p>3</text:p>
          </table:table-cell>
          <table:table-cell table:formula="of:=[.C86]-10" office:value-type="float" office:value="5" calcext:value-type="float">
            <text:p>5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0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679606195549437" calcext:value-type="float">
            <text:p>0.679606195549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8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2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02</text:p>
          </table:table-cell>
          <table:table-cell table:formula="of:=[.B87]-600" office:value-type="float" office:value="3" calcext:value-type="float">
            <text:p>3</text:p>
          </table:table-cell>
          <table:table-cell table:formula="of:=[.C87]-10" office:value-type="float" office:value="4" calcext:value-type="float">
            <text:p>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0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611645575994494" calcext:value-type="float">
            <text:p>0.611645575994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8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3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03</text:p>
          </table:table-cell>
          <table:table-cell table:formula="of:=[.B88]-600" office:value-type="float" office:value="2" calcext:value-type="float">
            <text:p>2</text:p>
          </table:table-cell>
          <table:table-cell table:formula="of:=[.C88]-10" office:value-type="float" office:value="4" calcext:value-type="float">
            <text:p>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0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550481018395044" calcext:value-type="float">
            <text:p>0.550481018395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8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4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04</text:p>
          </table:table-cell>
          <table:table-cell table:formula="of:=[.B89]-600" office:value-type="float" office:value="2" calcext:value-type="float">
            <text:p>2</text:p>
          </table:table-cell>
          <table:table-cell table:formula="of:=[.C89]-10" office:value-type="float" office:value="4" calcext:value-type="float">
            <text:p>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49543291655554" calcext:value-type="float">
            <text:p>0.49543291655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8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5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05</text:p>
          </table:table-cell>
          <table:table-cell table:formula="of:=[.B90]-600" office:value-type="float" office:value="2" calcext:value-type="float">
            <text:p>2</text:p>
          </table:table-cell>
          <table:table-cell table:formula="of:=[.C90]-10" office:value-type="float" office:value="3" calcext:value-type="float">
            <text:p>3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0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45889624899986" calcext:value-type="float">
            <text:p>0.445889624899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6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6-06</text:p>
          </table:table-cell>
          <table:table-cell table:formula="of:=[.B91]-600" office:value-type="float" office:value="5" calcext:value-type="float">
            <text:p>5</text:p>
          </table:table-cell>
          <table:table-cell table:formula="of:=[.C91]-10" office:value-type="float" office:value="7" calcext:value-type="float">
            <text:p>7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1-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401300662409987" calcext:value-type="float">
            <text:p>0.401300662409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7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6-07</text:p>
          </table:table-cell>
          <table:table-cell table:formula="of:=[.B92]-600" office:value-type="float" office:value="7" calcext:value-type="float">
            <text:p>7</text:p>
          </table:table-cell>
          <table:table-cell table:formula="of:=[.C92]-10" office:value-type="float" office:value="10" calcext:value-type="float">
            <text:p>10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1-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61170596168988" calcext:value-type="float">
            <text:p>0.361170596168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8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08</text:p>
          </table:table-cell>
          <table:table-cell table:formula="of:=[.B93]-600" office:value-type="float" office:value="6" calcext:value-type="float">
            <text:p>6</text:p>
          </table:table-cell>
          <table:table-cell table:formula="of:=[.C93]-10" office:value-type="float" office:value="9" calcext:value-type="float">
            <text:p>9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2505353655209" calcext:value-type="float">
            <text:p>0.32505353655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09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09</text:p>
          </table:table-cell>
          <table:table-cell table:formula="of:=[.B94]-600" office:value-type="float" office:value="6" calcext:value-type="float">
            <text:p>6</text:p>
          </table:table-cell>
          <table:table-cell table:formula="of:=[.C94]-10" office:value-type="float" office:value="8" calcext:value-type="float">
            <text:p>8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92548182896881" calcext:value-type="float">
            <text:p>0.292548182896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0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10</text:p>
          </table:table-cell>
          <table:table-cell table:formula="of:=[.B95]-600" office:value-type="float" office:value="5" calcext:value-type="float">
            <text:p>5</text:p>
          </table:table-cell>
          <table:table-cell table:formula="of:=[.C95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63293364607193" calcext:value-type="float">
            <text:p>0.263293364607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1</text:p>
          </table:table-cell>
          <table:table-cell office:value-type="float" office:value="604" calcext:value-type="float">
            <text:p>6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11</text:p>
          </table:table-cell>
          <table:table-cell table:formula="of:=[.B96]-600" office:value-type="float" office:value="4" calcext:value-type="float">
            <text:p>4</text:p>
          </table:table-cell>
          <table:table-cell table:formula="of:=[.C96]-10" office:value-type="float" office:value="7" calcext:value-type="float">
            <text:p>7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36964028146473" calcext:value-type="float">
            <text:p>0.236964028146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2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6-12</text:p>
          </table:table-cell>
          <table:table-cell table:formula="of:=[.B97]-600" office:value-type="float" office:value="7" calcext:value-type="float">
            <text:p>7</text:p>
          </table:table-cell>
          <table:table-cell table:formula="of:=[.C97]-10" office:value-type="float" office:value="10" calcext:value-type="float">
            <text:p>10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1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3267625331826" calcext:value-type="float">
            <text:p>0.213267625331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9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3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13</text:p>
          </table:table-cell>
          <table:table-cell table:formula="of:=[.B98]-600" office:value-type="float" office:value="6" calcext:value-type="float">
            <text:p>6</text:p>
          </table:table-cell>
          <table:table-cell table:formula="of:=[.C98]-10" office:value-type="float" office:value="9" calcext:value-type="float">
            <text:p>9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91940862798643" calcext:value-type="float">
            <text:p>0.191940862798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4</text:p>
          </table:table-cell>
          <table:table-cell office:value-type="float" office:value="609" calcext:value-type="float">
            <text:p>6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6-14</text:p>
          </table:table-cell>
          <table:table-cell table:formula="of:=[.B99]-600" office:value-type="float" office:value="9" calcext:value-type="float">
            <text:p>9</text:p>
          </table:table-cell>
          <table:table-cell table:formula="of:=[.C99]-10" office:value-type="float" office:value="12" calcext:value-type="float">
            <text:p>12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11-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72746776518779" calcext:value-type="float">
            <text:p>0.172746776518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9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5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15</text:p>
          </table:table-cell>
          <table:table-cell table:formula="of:=[.B100]-600" office:value-type="float" office:value="8" calcext:value-type="float">
            <text:p>8</text:p>
          </table:table-cell>
          <table:table-cell table:formula="of:=[.C100]-10"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55472098866901" calcext:value-type="float">
            <text:p>0.155472098866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0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6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16</text:p>
          </table:table-cell>
          <table:table-cell table:formula="of:=[.B101]-600" office:value-type="float" office:value="7" calcext:value-type="float">
            <text:p>7</text:p>
          </table:table-cell>
          <table:table-cell table:formula="of:=[.C101]-10"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9924888980211" calcext:value-type="float">
            <text:p>0.139924888980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0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7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17</text:p>
          </table:table-cell>
          <table:table-cell table:formula="of:=[.B102]-600" office:value-type="float" office:value="6" calcext:value-type="float">
            <text:p>6</text:p>
          </table:table-cell>
          <table:table-cell table:formula="of:=[.C102]-10" office:value-type="float" office:value="9" calcext:value-type="float">
            <text:p>9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593240008219" calcext:value-type="float">
            <text:p>0.12593240008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0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8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18</text:p>
          </table:table-cell>
          <table:table-cell table:formula="of:=[.B103]-600" office:value-type="float" office:value="5" calcext:value-type="float">
            <text:p>5</text:p>
          </table:table-cell>
          <table:table-cell table:formula="of:=[.C103]-10" office:value-type="float" office:value="8" calcext:value-type="float">
            <text:p>8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3339160073971" calcext:value-type="float">
            <text:p>0.113339160073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0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19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6-19</text:p>
          </table:table-cell>
          <table:table-cell table:formula="of:=[.B104]-600" office:value-type="float" office:value="5" calcext:value-type="float">
            <text:p>5</text:p>
          </table:table-cell>
          <table:table-cell table:formula="of:=[.C104]-10" office:value-type="float" office:value="7" calcext:value-type="float">
            <text:p>7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1-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2005244066574" calcext:value-type="float">
            <text:p>0.102005244066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0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0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20</text:p>
          </table:table-cell>
          <table:table-cell table:formula="of:=[.B105]-600" office:value-type="float" office:value="4" calcext:value-type="float">
            <text:p>4</text:p>
          </table:table-cell>
          <table:table-cell table:formula="of:=[.C105]-10" office:value-type="float" office:value="6" calcext:value-type="float">
            <text:p>6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18047196599164" calcext:value-type="float">
            <text:p>0.0918047196599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0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1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21</text:p>
          </table:table-cell>
          <table:table-cell table:formula="of:=[.B106]-600" office:value-type="float" office:value="4" calcext:value-type="float">
            <text:p>4</text:p>
          </table:table-cell>
          <table:table-cell table:formula="of:=[.C106]-10" office:value-type="float" office:value="6" calcext:value-type="float">
            <text:p>6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26242476939248" calcext:value-type="float">
            <text:p>0.0826242476939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0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2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22</text:p>
          </table:table-cell>
          <table:table-cell table:formula="of:=[.B107]-600" office:value-type="float" office:value="3" calcext:value-type="float">
            <text:p>3</text:p>
          </table:table-cell>
          <table:table-cell table:formula="of:=[.C107]-10" office:value-type="float" office:value="5" calcext:value-type="float">
            <text:p>5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43618229245323" calcext:value-type="float">
            <text:p>0.0743618229245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0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3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23</text:p>
          </table:table-cell>
          <table:table-cell table:formula="of:=[.B108]-600" office:value-type="float" office:value="3" calcext:value-type="float">
            <text:p>3</text:p>
          </table:table-cell>
          <table:table-cell table:formula="of:=[.C108]-10" office:value-type="float" office:value="5" calcext:value-type="float">
            <text:p>5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69256406320791" calcext:value-type="float">
            <text:p>0.0669256406320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0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4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6-24</text:p>
          </table:table-cell>
          <table:table-cell table:formula="of:=[.B109]-600" office:value-type="float" office:value="3" calcext:value-type="float">
            <text:p>3</text:p>
          </table:table-cell>
          <table:table-cell table:formula="of:=[.C109]-10" office:value-type="float" office:value="4" calcext:value-type="float">
            <text:p>4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1-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02330765688712" calcext:value-type="float">
            <text:p>0.0602330765688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0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5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6-25</text:p>
          </table:table-cell>
          <table:table-cell table:formula="of:=[.B110]-600" office:value-type="float" office:value="2" calcext:value-type="float">
            <text:p>2</text:p>
          </table:table-cell>
          <table:table-cell table:formula="of:=[.C110]-10" office:value-type="float" office:value="4" calcext:value-type="float">
            <text:p>4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1-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2097689119841" calcext:value-type="float">
            <text:p>0.0542097689119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1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6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26</text:p>
          </table:table-cell>
          <table:table-cell table:formula="of:=[.B111]-600" office:value-type="float" office:value="2" calcext:value-type="float">
            <text:p>2</text:p>
          </table:table-cell>
          <table:table-cell table:formula="of:=[.C111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7887920207856" calcext:value-type="float">
            <text:p>0.0487887920207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owy</text:p>
          </table:table-cell>
          <table:table-cell table:formula="of:=[.N111]/1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06-27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27</text:p>
          </table:table-cell>
          <table:table-cell table:formula="of:=[.B112]-600" office:value-type="float" office:value="2" calcext:value-type="float">
            <text:p>2</text:p>
          </table:table-cell>
          <table:table-cell table:formula="of:=[.C112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243909912818707" calcext:value-type="float">
            <text:p>0.243909912818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1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8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6-28</text:p>
          </table:table-cell>
          <table:table-cell table:formula="of:=[.B113]-600" office:value-type="float" office:value="2" calcext:value-type="float">
            <text:p>2</text:p>
          </table:table-cell>
          <table:table-cell table:formula="of:=[.C113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1-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19518921536836" calcext:value-type="float">
            <text:p>0.219518921536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1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29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29</text:p>
          </table:table-cell>
          <table:table-cell table:formula="of:=[.B114]-600" office:value-type="float" office:value="1" calcext:value-type="float">
            <text:p>1</text:p>
          </table:table-cell>
          <table:table-cell table:formula="of:=[.C114]-10" office:value-type="float" office:value="2" calcext:value-type="float">
            <text:p>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1-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197567029383153" calcext:value-type="float">
            <text:p>0.197567029383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1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6-30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6-30</text:p>
          </table:table-cell>
          <table:table-cell table:formula="of:=[.B115]-600" office:value-type="float" office:value="1" calcext:value-type="float">
            <text:p>1</text:p>
          </table:table-cell>
          <table:table-cell table:formula="of:=[.C115]-10" office:value-type="float" office:value="2" calcext:value-type="float">
            <text:p>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177810326444837" calcext:value-type="float">
            <text:p>0.177810326444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1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1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7-01</text:p>
          </table:table-cell>
          <table:table-cell table:formula="of:=[.B116]-600" office:value-type="float" office:value="1" calcext:value-type="float">
            <text:p>1</text:p>
          </table:table-cell>
          <table:table-cell table:formula="of:=[.C116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2-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60029293800354" calcext:value-type="float">
            <text:p>0.160029293800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1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2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7-02</text:p>
          </table:table-cell>
          <table:table-cell table:formula="of:=[.B117]-600" office:value-type="float" office:value="1" calcext:value-type="float">
            <text:p>1</text:p>
          </table:table-cell>
          <table:table-cell table:formula="of:=[.C117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2-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44026364420318" calcext:value-type="float">
            <text:p>0.144026364420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1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3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7-03</text:p>
          </table:table-cell>
          <table:table-cell table:formula="of:=[.B118]-600" office:value-type="float" office:value="1" calcext:value-type="float">
            <text:p>1</text:p>
          </table:table-cell>
          <table:table-cell table:formula="of:=[.C118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2-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29623727978287" calcext:value-type="float">
            <text:p>0.129623727978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1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4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7-04</text:p>
          </table:table-cell>
          <table:table-cell table:formula="of:=[.B119]-600" office:value-type="float" office:value="1" calcext:value-type="float">
            <text:p>1</text:p>
          </table:table-cell>
          <table:table-cell table:formula="of:=[.C119]-10" office:value-type="float" office:value="1" calcext:value-type="float">
            <text:p>1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2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16661355180458" calcext:value-type="float">
            <text:p>0.11666135518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1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5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7-05</text:p>
          </table:table-cell>
          <table:table-cell table:formula="of:=[.B120]-600" office:value-type="float" office:value="0" calcext:value-type="float">
            <text:p>0</text:p>
          </table:table-cell>
          <table:table-cell table:formula="of:=[.C120]-10" office:value-type="float" office:value="1" calcext:value-type="float">
            <text:p>1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2-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4995219662412" calcext:value-type="float">
            <text:p>0.104995219662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6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7-06</text:p>
          </table:table-cell>
          <table:table-cell table:formula="of:=[.B121]-600" office:value-type="float" office:value="0" calcext:value-type="float">
            <text:p>0</text:p>
          </table:table-cell>
          <table:table-cell table:formula="of:=[.C121]-10" office:value-type="float" office:value="1" calcext:value-type="float">
            <text:p>1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2-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44956976961709" calcext:value-type="float">
            <text:p>0.094495697696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7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07</text:p>
          </table:table-cell>
          <table:table-cell table:formula="of:=[.B122]-600" office:value-type="float" office:value="0" calcext:value-type="float">
            <text:p>0</text:p>
          </table:table-cell>
          <table:table-cell table:formula="of:=[.C122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50461279265538" calcext:value-type="float">
            <text:p>0.0850461279265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8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08</text:p>
          </table:table-cell>
          <table:table-cell table:formula="of:=[.B123]-600" office:value-type="float" office:value="0" calcext:value-type="float">
            <text:p>0</text:p>
          </table:table-cell>
          <table:table-cell table:formula="of:=[.C123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65415151338984" calcext:value-type="float">
            <text:p>0.0765415151338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09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09</text:p>
          </table:table-cell>
          <table:table-cell table:formula="of:=[.B124]-600" office:value-type="float" office:value="0" calcext:value-type="float">
            <text:p>0</text:p>
          </table:table-cell>
          <table:table-cell table:formula="of:=[.C124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688873636205086" calcext:value-type="float">
            <text:p>0.0688873636205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0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10</text:p>
          </table:table-cell>
          <table:table-cell table:formula="of:=[.B125]-600" office:value-type="float" office:value="0" calcext:value-type="float">
            <text:p>0</text:p>
          </table:table-cell>
          <table:table-cell table:formula="of:=[.C125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619986272584577" calcext:value-type="float">
            <text:p>0.0619986272584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2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1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11</text:p>
          </table:table-cell>
          <table:table-cell table:formula="of:=[.B126]-600" office:value-type="float" office:value="0" calcext:value-type="float">
            <text:p>0</text:p>
          </table:table-cell>
          <table:table-cell table:formula="of:=[.C126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5798764532612" calcext:value-type="float">
            <text:p>0.05579876453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2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7-12</text:p>
          </table:table-cell>
          <table:table-cell table:formula="of:=[.B127]-600" office:value-type="float" office:value="0" calcext:value-type="float">
            <text:p>0</text:p>
          </table:table-cell>
          <table:table-cell table:formula="of:=[.C127]-10" office:value-type="float" office:value="1" calcext:value-type="float">
            <text:p>1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2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02188880793508" calcext:value-type="float">
            <text:p>0.0502188880793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3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7-13</text:p>
          </table:table-cell>
          <table:table-cell table:formula="of:=[.B128]-600" office:value-type="float" office:value="0" calcext:value-type="float">
            <text:p>0</text:p>
          </table:table-cell>
          <table:table-cell table:formula="of:=[.C128]-10" office:value-type="float" office:value="1" calcext:value-type="float">
            <text:p>1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2-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51969992714157" calcext:value-type="float">
            <text:p>0.0451969992714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2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4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7-14</text:p>
          </table:table-cell>
          <table:table-cell table:formula="of:=[.B129]-600" office:value-type="float" office:value="0" calcext:value-type="float">
            <text:p>0</text:p>
          </table:table-cell>
          <table:table-cell table:formula="of:=[.C129]-10" office:value-type="float" office:value="1" calcext:value-type="float">
            <text:p>1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2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06772993442741" calcext:value-type="float">
            <text:p>0.0406772993442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2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7-15</text:p>
          </table:table-cell>
          <table:table-cell table:formula="of:=[.B130]-600" office:value-type="float" office:value="0" calcext:value-type="float">
            <text:p>0</text:p>
          </table:table-cell>
          <table:table-cell table:formula="of:=[.C130]-10"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12-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66095694098467" calcext:value-type="float">
            <text:p>0.0366095694098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7-16</text:p>
          </table:table-cell>
          <table:table-cell table:formula="of:=[.B131]-600" office:value-type="float" office:value="0" calcext:value-type="float">
            <text:p>0</text:p>
          </table:table-cell>
          <table:table-cell table:formula="of:=[.C131]-10"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2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2948612468862" calcext:value-type="float">
            <text:p>0.032948612468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7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7-17</text:p>
          </table:table-cell>
          <table:table-cell table:formula="of:=[.B132]-600" office:value-type="float" office:value="0" calcext:value-type="float">
            <text:p>0</text:p>
          </table:table-cell>
          <table:table-cell table:formula="of:=[.C132]-10"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2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6537512219758" calcext:value-type="float">
            <text:p>0.0296537512219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8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18</text:p>
          </table:table-cell>
          <table:table-cell table:formula="of:=[.B133]-600" office:value-type="float" office:value="0" calcext:value-type="float">
            <text:p>0</text:p>
          </table:table-cell>
          <table:table-cell table:formula="of:=[.C133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6883760997782" calcext:value-type="float">
            <text:p>0.0266883760997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19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19</text:p>
          </table:table-cell>
          <table:table-cell table:formula="of:=[.B134]-600" office:value-type="float" office:value="0" calcext:value-type="float">
            <text:p>0</text:p>
          </table:table-cell>
          <table:table-cell table:formula="of:=[.C134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0195384898004" calcext:value-type="float">
            <text:p>0.0240195384898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3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0</text:p>
          </table:table-cell>
          <table:table-cell table:formula="of:=[.B135]-600" office:value-type="float" office:value="0" calcext:value-type="float">
            <text:p>0</text:p>
          </table:table-cell>
          <table:table-cell table:formula="of:=[.C135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6175846408204" calcext:value-type="float">
            <text:p>0.0216175846408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1</text:p>
          </table:table-cell>
          <table:table-cell table:formula="of:=[.B136]-600" office:value-type="float" office:value="0" calcext:value-type="float">
            <text:p>0</text:p>
          </table:table-cell>
          <table:table-cell table:formula="of:=[.C136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4558261767383" calcext:value-type="float">
            <text:p>0.0194558261767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2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2</text:p>
          </table:table-cell>
          <table:table-cell table:formula="of:=[.B137]-600" office:value-type="float" office:value="0" calcext:value-type="float">
            <text:p>0</text:p>
          </table:table-cell>
          <table:table-cell table:formula="of:=[.C137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5102435590645" calcext:value-type="float">
            <text:p>0.0175102435590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3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3</text:p>
          </table:table-cell>
          <table:table-cell table:formula="of:=[.B138]-600" office:value-type="float" office:value="0" calcext:value-type="float">
            <text:p>0</text:p>
          </table:table-cell>
          <table:table-cell table:formula="of:=[.C138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592192031581" calcext:value-type="float">
            <text:p>0.0157592192031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4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4</text:p>
          </table:table-cell>
          <table:table-cell table:formula="of:=[.B139]-600" office:value-type="float" office:value="0" calcext:value-type="float">
            <text:p>0</text:p>
          </table:table-cell>
          <table:table-cell table:formula="of:=[.C139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832972828422" calcext:value-type="float">
            <text:p>0.0141832972828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3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5</text:p>
          </table:table-cell>
          <table:table-cell table:formula="of:=[.B140]-600" office:value-type="float" office:value="0" calcext:value-type="float">
            <text:p>0</text:p>
          </table:table-cell>
          <table:table-cell table:formula="of:=[.C140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64967554558" calcext:value-type="float">
            <text:p>0.012764967554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4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6</text:p>
          </table:table-cell>
          <table:table-cell table:formula="of:=[.B141]-600" office:value-type="float" office:value="0" calcext:value-type="float">
            <text:p>0</text:p>
          </table:table-cell>
          <table:table-cell table:formula="of:=[.C141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884707991022" calcext:value-type="float">
            <text:p>0.011488470799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4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7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7</text:p>
          </table:table-cell>
          <table:table-cell table:formula="of:=[.B142]-600" office:value-type="float" office:value="0" calcext:value-type="float">
            <text:p>0</text:p>
          </table:table-cell>
          <table:table-cell table:formula="of:=[.C142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39623719192" calcext:value-type="float">
            <text:p>0.01033962371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4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8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8</text:p>
          </table:table-cell>
          <table:table-cell table:formula="of:=[.B143]-600" office:value-type="float" office:value="0" calcext:value-type="float">
            <text:p>0</text:p>
          </table:table-cell>
          <table:table-cell table:formula="of:=[.C143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056613472728" calcext:value-type="float">
            <text:p>0.0093056613472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4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29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7-29</text:p>
          </table:table-cell>
          <table:table-cell table:formula="of:=[.B144]-600" office:value-type="float" office:value="0" calcext:value-type="float">
            <text:p>0</text:p>
          </table:table-cell>
          <table:table-cell table:formula="of:=[.C144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12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509521254552" calcext:value-type="float">
            <text:p>0.00837509521254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4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3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7-30</text:p>
          </table:table-cell>
          <table:table-cell table:formula="of:=[.B145]-600" office:value-type="float" office:value="0" calcext:value-type="float">
            <text:p>0</text:p>
          </table:table-cell>
          <table:table-cell table:formula="of:=[.C145]-10"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12-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3758569129097" calcext:value-type="float">
            <text:p>0.00753758569129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4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7-3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7-31</text:p>
          </table:table-cell>
          <table:table-cell table:formula="of:=[.B146]-600" office:value-type="float" office:value="0" calcext:value-type="float">
            <text:p>0</text:p>
          </table:table-cell>
          <table:table-cell table:formula="of:=[.C146]-10" office:value-type="float" office:value="0" calcext:value-type="float">
            <text:p>0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8382712216187" calcext:value-type="float">
            <text:p>0.00678382712216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4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1</text:p>
          </table:table-cell>
          <table:table-cell table:formula="of:=[.B147]-600" office:value-type="float" office:value="0" calcext:value-type="float">
            <text:p>0</text:p>
          </table:table-cell>
          <table:table-cell table:formula="of:=[.C147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0544440994568" calcext:value-type="float">
            <text:p>0.00610544440994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4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2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2</text:p>
          </table:table-cell>
          <table:table-cell table:formula="of:=[.B148]-600" office:value-type="float" office:value="0" calcext:value-type="float">
            <text:p>0</text:p>
          </table:table-cell>
          <table:table-cell table:formula="of:=[.C148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9489996895112" calcext:value-type="float">
            <text:p>0.0054948999689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4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3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3</text:p>
          </table:table-cell>
          <table:table-cell table:formula="of:=[.B149]-600" office:value-type="float" office:value="0" calcext:value-type="float">
            <text:p>0</text:p>
          </table:table-cell>
          <table:table-cell table:formula="of:=[.C149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45409972056" calcext:value-type="float">
            <text:p>0.004945409972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4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4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4</text:p>
          </table:table-cell>
          <table:table-cell table:formula="of:=[.B150]-600" office:value-type="float" office:value="0" calcext:value-type="float">
            <text:p>0</text:p>
          </table:table-cell>
          <table:table-cell table:formula="of:=[.C150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508689748504" calcext:value-type="float">
            <text:p>0.0044508689748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5</text:p>
          </table:table-cell>
          <table:table-cell table:formula="of:=[.B151]-600" office:value-type="float" office:value="0" calcext:value-type="float">
            <text:p>0</text:p>
          </table:table-cell>
          <table:table-cell table:formula="of:=[.C151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0578207736536" calcext:value-type="float">
            <text:p>0.00400578207736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6</text:p>
          </table:table-cell>
          <table:table-cell table:formula="of:=[.B152]-600" office:value-type="float" office:value="0" calcext:value-type="float">
            <text:p>0</text:p>
          </table:table-cell>
          <table:table-cell table:formula="of:=[.C152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0520386962883" calcext:value-type="float">
            <text:p>0.00360520386962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5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7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7</text:p>
          </table:table-cell>
          <table:table-cell table:formula="of:=[.B153]-600" office:value-type="float" office:value="0" calcext:value-type="float">
            <text:p>0</text:p>
          </table:table-cell>
          <table:table-cell table:formula="of:=[.C153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4468348266594" calcext:value-type="float">
            <text:p>0.00324468348266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8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8</text:p>
          </table:table-cell>
          <table:table-cell table:formula="of:=[.B154]-600" office:value-type="float" office:value="0" calcext:value-type="float">
            <text:p>0</text:p>
          </table:table-cell>
          <table:table-cell table:formula="of:=[.C154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2021513439935" calcext:value-type="float">
            <text:p>0.00292021513439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09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09</text:p>
          </table:table-cell>
          <table:table-cell table:formula="of:=[.B155]-600" office:value-type="float" office:value="0" calcext:value-type="float">
            <text:p>0</text:p>
          </table:table-cell>
          <table:table-cell table:formula="of:=[.C155]-10" office:value-type="float" office:value="0" calcext:value-type="float">
            <text:p>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2819362095941" calcext:value-type="float">
            <text:p>0.00262819362095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0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8-10</text:p>
          </table:table-cell>
          <table:table-cell table:formula="of:=[.B156]-600" office:value-type="float" office:value="3" calcext:value-type="float">
            <text:p>3</text:p>
          </table:table-cell>
          <table:table-cell table:formula="of:=[.C156]-10" office:value-type="float" office:value="4" calcext:value-type="float">
            <text:p>4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01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6537425886347" calcext:value-type="float">
            <text:p>0.00236537425886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1</text:p>
          </table:table-cell>
          <table:table-cell office:value-type="float" office:value="614" calcext:value-type="float">
            <text:p>6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y rainy</text:p>
          </table:table-cell>
          <table:table-cell/>
          <table:table-cell office:value-type="string" calcext:value-type="string">
            <text:p>t08-11</text:p>
          </table:table-cell>
          <table:table-cell table:formula="of:=[.B157]-600" office:value-type="float" office:value="14" calcext:value-type="float">
            <text:p>14</text:p>
          </table:table-cell>
          <table:table-cell table:formula="of:=[.C157]-10" office:value-type="float" office:value="20" calcext:value-type="float">
            <text:p>20</text:p>
          </table:table-cell>
          <table:table-cell office:value-type="string" calcext:value-type="string">
            <text:p>very rainy</text:p>
          </table:table-cell>
          <table:table-cell office:value-type="string" calcext:value-type="string">
            <text:p>t01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2883683297713" calcext:value-type="float">
            <text:p>0.00212883683297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2</text:p>
          </table:table-cell>
          <table:table-cell office:value-type="float" office:value="613" calcext:value-type="float">
            <text:p>6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8-12</text:p>
          </table:table-cell>
          <table:table-cell table:formula="of:=[.B158]-600" office:value-type="float" office:value="13" calcext:value-type="float">
            <text:p>13</text:p>
          </table:table-cell>
          <table:table-cell table:formula="of:=[.C158]-10"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1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1595314967941" calcext:value-type="float">
            <text:p>0.00191595314967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3</text:p>
          </table:table-cell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13</text:p>
          </table:table-cell>
          <table:table-cell table:formula="of:=[.B159]-600" office:value-type="float" office:value="11" calcext:value-type="float">
            <text:p>11</text:p>
          </table:table-cell>
          <table:table-cell table:formula="of:=[.C159]-10"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435783471147" calcext:value-type="float">
            <text:p>0.00172435783471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5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4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14</text:p>
          </table:table-cell>
          <table:table-cell table:formula="of:=[.B160]-600" office:value-type="float" office:value="10" calcext:value-type="float">
            <text:p>10</text:p>
          </table:table-cell>
          <table:table-cell table:formula="of:=[.C160]-10" office:value-type="float" office:value="14" calcext:value-type="float">
            <text:p>1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5192205124032" calcext:value-type="float">
            <text:p>0.00155192205124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5</text:p>
          </table:table-cell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15</text:p>
          </table:table-cell>
          <table:table-cell table:formula="of:=[.B161]-600" office:value-type="float" office:value="9" calcext:value-type="float">
            <text:p>9</text:p>
          </table:table-cell>
          <table:table-cell table:formula="of:=[.C161]-10" office:value-type="float" office:value="13" calcext:value-type="float">
            <text:p>13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672984611629" calcext:value-type="float">
            <text:p>0.0013967298461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6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6</text:p>
          </table:table-cell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16</text:p>
          </table:table-cell>
          <table:table-cell table:formula="of:=[.B162]-600" office:value-type="float" office:value="8" calcext:value-type="float">
            <text:p>8</text:p>
          </table:table-cell>
          <table:table-cell table:formula="of:=[.C162]-10" office:value-type="float" office:value="12" calcext:value-type="float">
            <text:p>1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5705686150466" calcext:value-type="float">
            <text:p>0.00125705686150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7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8-17</text:p>
          </table:table-cell>
          <table:table-cell table:formula="of:=[.B163]-600" office:value-type="float" office:value="7" calcext:value-type="float">
            <text:p>7</text:p>
          </table:table-cell>
          <table:table-cell table:formula="of:=[.C163]-10" office:value-type="float" office:value="10" calcext:value-type="float">
            <text:p>1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313511753542" calcext:value-type="float">
            <text:p>0.0011313511753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8</text:p>
          </table:table-cell>
          <table:table-cell office:value-type="float" office:value="607" calcext:value-type="float">
            <text:p>6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8-18</text:p>
          </table:table-cell>
          <table:table-cell table:formula="of:=[.B164]-600" office:value-type="float" office:value="7" calcext:value-type="float">
            <text:p>7</text:p>
          </table:table-cell>
          <table:table-cell table:formula="of:=[.C164]-10" office:value-type="float" office:value="9" calcext:value-type="float">
            <text:p>9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1821605781878" calcext:value-type="float">
            <text:p>0.00101821605781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19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8-19</text:p>
          </table:table-cell>
          <table:table-cell table:formula="of:=[.B165]-600" office:value-type="float" office:value="6" calcext:value-type="float">
            <text:p>6</text:p>
          </table:table-cell>
          <table:table-cell table:formula="of:=[.C165]-10" office:value-type="float" office:value="8" calcext:value-type="float">
            <text:p>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16394452036899" calcext:value-type="float">
            <text:p>0.000916394452036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0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8-20</text:p>
          </table:table-cell>
          <table:table-cell table:formula="of:=[.B166]-600" office:value-type="float" office:value="5" calcext:value-type="float">
            <text:p>5</text:p>
          </table:table-cell>
          <table:table-cell table:formula="of:=[.C166]-10" office:value-type="float" office:value="8" calcext:value-type="float">
            <text:p>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24755006833209" calcext:value-type="float">
            <text:p>0.000824755006833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1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8-21</text:p>
          </table:table-cell>
          <table:table-cell table:formula="of:=[.B167]-600" office:value-type="float" office:value="5" calcext:value-type="float">
            <text:p>5</text:p>
          </table:table-cell>
          <table:table-cell table:formula="of:=[.C167]-10" office:value-type="float" office:value="7" calcext:value-type="float">
            <text:p>7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42279506149888" calcext:value-type="float">
            <text:p>0.000742279506149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2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8-22</text:p>
          </table:table-cell>
          <table:table-cell table:formula="of:=[.B168]-600" office:value-type="float" office:value="4" calcext:value-type="float">
            <text:p>4</text:p>
          </table:table-cell>
          <table:table-cell table:formula="of:=[.C168]-10" office:value-type="float" office:value="6" calcext:value-type="float">
            <text:p>6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68051555534899" calcext:value-type="float">
            <text:p>0.000668051555534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3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23</text:p>
          </table:table-cell>
          <table:table-cell table:formula="of:=[.B169]-600" office:value-type="float" office:value="4" calcext:value-type="float">
            <text:p>4</text:p>
          </table:table-cell>
          <table:table-cell table:formula="of:=[.C169]-10" office:value-type="float" office:value="6" calcext:value-type="float">
            <text:p>6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1246399981409" calcext:value-type="float">
            <text:p>0.000601246399981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6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4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8-24</text:p>
          </table:table-cell>
          <table:table-cell table:formula="of:=[.B170]-600" office:value-type="float" office:value="3" calcext:value-type="float">
            <text:p>3</text:p>
          </table:table-cell>
          <table:table-cell table:formula="of:=[.C170]-10" office:value-type="float" office:value="5" calcext:value-type="float">
            <text:p>5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1121759983269" calcext:value-type="float">
            <text:p>0.000541121759983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7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5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8-25</text:p>
          </table:table-cell>
          <table:table-cell table:formula="of:=[.B171]-600" office:value-type="float" office:value="3" calcext:value-type="float">
            <text:p>3</text:p>
          </table:table-cell>
          <table:table-cell table:formula="of:=[.C171]-10" office:value-type="float" office:value="4" calcext:value-type="float">
            <text:p>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87009583984942" calcext:value-type="float">
            <text:p>0.000487009583984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7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6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8-26</text:p>
          </table:table-cell>
          <table:table-cell table:formula="of:=[.B172]-600" office:value-type="float" office:value="3" calcext:value-type="float">
            <text:p>3</text:p>
          </table:table-cell>
          <table:table-cell table:formula="of:=[.C172]-10" office:value-type="float" office:value="4" calcext:value-type="float">
            <text:p>4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8308625586447" calcext:value-type="float">
            <text:p>0.000438308625586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7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7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8-27</text:p>
          </table:table-cell>
          <table:table-cell table:formula="of:=[.B173]-600" office:value-type="float" office:value="2" calcext:value-type="float">
            <text:p>2</text:p>
          </table:table-cell>
          <table:table-cell table:formula="of:=[.C173]-10" office:value-type="float" office:value="4" calcext:value-type="float">
            <text:p>4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4477763027803" calcext:value-type="float">
            <text:p>0.000394477763027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7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8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8-28</text:p>
          </table:table-cell>
          <table:table-cell table:formula="of:=[.B174]-600" office:value-type="float" office:value="2" calcext:value-type="float">
            <text:p>2</text:p>
          </table:table-cell>
          <table:table-cell table:formula="of:=[.C174]-10" office:value-type="float" office:value="3" calcext:value-type="float">
            <text:p>3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5029986725022" calcext:value-type="float">
            <text:p>0.000355029986725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7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29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8-29</text:p>
          </table:table-cell>
          <table:table-cell table:formula="of:=[.B175]-600" office:value-type="float" office:value="2" calcext:value-type="float">
            <text:p>2</text:p>
          </table:table-cell>
          <table:table-cell table:formula="of:=[.C175]-10" office:value-type="float" office:value="3" calcext:value-type="float">
            <text:p>3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952698805252" calcext:value-type="float">
            <text:p>0.00031952698805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7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30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y hot</text:p>
          </table:table-cell>
          <table:table-cell/>
          <table:table-cell office:value-type="string" calcext:value-type="string">
            <text:p>t08-30</text:p>
          </table:table-cell>
          <table:table-cell table:formula="of:=[.B176]-600" office:value-type="float" office:value="1" calcext:value-type="float">
            <text:p>1</text:p>
          </table:table-cell>
          <table:table-cell table:formula="of:=[.C176]-10" office:value-type="float" office:value="3" calcext:value-type="float">
            <text:p>3</text:p>
          </table:table-cell>
          <table:table-cell office:value-type="string" calcext:value-type="string">
            <text:p>very hot</text:p>
          </table:table-cell>
          <table:table-cell office:value-type="string" calcext:value-type="string">
            <text:p>t01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7574289247268" calcext:value-type="float">
            <text:p>0.000287574289247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7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8-31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8-31</text:p>
          </table:table-cell>
          <table:table-cell table:formula="of:=[.B177]-600" office:value-type="float" office:value="1" calcext:value-type="float">
            <text:p>1</text:p>
          </table:table-cell>
          <table:table-cell table:formula="of:=[.C177]-10" office:value-type="float" office:value="2" calcext:value-type="float">
            <text:p>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1-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00258816860323" calcext:value-type="float">
            <text:p>0.200258816860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</text:p>
          </table:table-cell>
          <table:table-cell table:formula="of:=[.N17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01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01</text:p>
          </table:table-cell>
          <table:table-cell table:formula="of:=[.B178]-600" office:value-type="float" office:value="1" calcext:value-type="float">
            <text:p>1</text:p>
          </table:table-cell>
          <table:table-cell table:formula="of:=[.C178]-10" office:value-type="float" office:value="2" calcext:value-type="float">
            <text:p>2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023293517429" calcext:value-type="float">
            <text:p>0.18023293517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7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02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02</text:p>
          </table:table-cell>
          <table:table-cell table:formula="of:=[.B179]-600" office:value-type="float" office:value="1" calcext:value-type="float">
            <text:p>1</text:p>
          </table:table-cell>
          <table:table-cell table:formula="of:=[.C179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2209641656861" calcext:value-type="float">
            <text:p>0.162209641656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7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03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03</text:p>
          </table:table-cell>
          <table:table-cell table:formula="of:=[.B180]-600" office:value-type="float" office:value="1" calcext:value-type="float">
            <text:p>1</text:p>
          </table:table-cell>
          <table:table-cell table:formula="of:=[.C180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45988677491175" calcext:value-type="float">
            <text:p>0.145988677491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8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04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04</text:p>
          </table:table-cell>
          <table:table-cell table:formula="of:=[.B181]-600" office:value-type="float" office:value="1" calcext:value-type="float">
            <text:p>1</text:p>
          </table:table-cell>
          <table:table-cell table:formula="of:=[.C181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31389809742058" calcext:value-type="float">
            <text:p>0.13138980974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8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05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05</text:p>
          </table:table-cell>
          <table:table-cell table:formula="of:=[.B182]-600" office:value-type="float" office:value="1" calcext:value-type="float">
            <text:p>1</text:p>
          </table:table-cell>
          <table:table-cell table:formula="of:=[.C182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50828767852" calcext:value-type="float">
            <text:p>0.118250828767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8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06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06</text:p>
          </table:table-cell>
          <table:table-cell table:formula="of:=[.B183]-600" office:value-type="float" office:value="0" calcext:value-type="float">
            <text:p>0</text:p>
          </table:table-cell>
          <table:table-cell table:formula="of:=[.C183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6425745891067" calcext:value-type="float">
            <text:p>0.106425745891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8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07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07</text:p>
          </table:table-cell>
          <table:table-cell table:formula="of:=[.B184]-600" office:value-type="float" office:value="0" calcext:value-type="float">
            <text:p>0</text:p>
          </table:table-cell>
          <table:table-cell table:formula="of:=[.C184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578317130196" calcext:value-type="float">
            <text:p>0.09578317130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owy</text:p>
          </table:table-cell>
          <table:table-cell table:formula="of:=[.N184]/1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09-08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08</text:p>
          </table:table-cell>
          <table:table-cell table:formula="of:=[.B185]-600" office:value-type="float" office:value="0" calcext:value-type="float">
            <text:p>0</text:p>
          </table:table-cell>
          <table:table-cell table:formula="of:=[.C185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6204854171764" calcext:value-type="float">
            <text:p>0.086204854171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owy</text:p>
          </table:table-cell>
          <table:table-cell table:formula="of:=[.N185]/1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09-09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09</text:p>
          </table:table-cell>
          <table:table-cell table:formula="of:=[.B186]-600" office:value-type="float" office:value="0" calcext:value-type="float">
            <text:p>0</text:p>
          </table:table-cell>
          <table:table-cell table:formula="of:=[.C186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75843687545876" calcext:value-type="float">
            <text:p>0.0775843687545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owy</text:p>
          </table:table-cell>
          <table:table-cell table:formula="of:=[.N186]/1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t09-10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y rainy</text:p>
          </table:table-cell>
          <table:table-cell/>
          <table:table-cell office:value-type="string" calcext:value-type="string">
            <text:p>t09-10</text:p>
          </table:table-cell>
          <table:table-cell table:formula="of:=[.B187]-600" office:value-type="float" office:value="12" calcext:value-type="float">
            <text:p>12</text:p>
          </table:table-cell>
          <table:table-cell table:formula="of:=[.C187]-10" office:value-type="float" office:value="17" calcext:value-type="float">
            <text:p>17</text:p>
          </table:table-cell>
          <table:table-cell office:value-type="string" calcext:value-type="string">
            <text:p>very rainy</text:p>
          </table:table-cell>
          <table:table-cell office:value-type="string" calcext:value-type="string">
            <text:p>t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98259318791288" calcext:value-type="float">
            <text:p>0.0698259318791288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cool</text:p>
          </table:table-cell>
          <table:table-cell table:formula="of:=[.N187]/10"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t09-11</text:p>
          </table:table-cell>
          <table:table-cell office:value-type="float" office:value="614" calcext:value-type="float">
            <text:p>6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9-11</text:p>
          </table:table-cell>
          <table:table-cell table:formula="of:=[.B188]-600" office:value-type="float" office:value="14" calcext:value-type="float">
            <text:p>14</text:p>
          </table:table-cell>
          <table:table-cell table:formula="of:=[.C188]-10" office:value-type="float" office:value="19" calcext:value-type="float">
            <text:p>19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0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8433386912159" calcext:value-type="float">
            <text:p>0.0628433386912159</text:p>
          </table:table-cell>
          <table:table-cell office:value-type="float" office:value="5.6454" calcext:value-type="float">
            <text:p>5.6454</text:p>
          </table:table-cell>
          <table:table-cell office:value-type="string" calcext:value-type="string">
            <text:p>cool</text:p>
          </table:table-cell>
          <table:table-cell table:formula="of:=[.N188]/10" office:value-type="float" office:value="0.56454" calcext:value-type="float">
            <text:p>0.56454</text:p>
          </table:table-cell>
        </table:table-row>
        <table:table-row table:style-name="ro1">
          <table:table-cell office:value-type="string" calcext:value-type="string">
            <text:p>t09-12</text:p>
          </table:table-cell>
          <table:table-cell office:value-type="float" office:value="615" calcext:value-type="float">
            <text:p>6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9-12</text:p>
          </table:table-cell>
          <table:table-cell table:formula="of:=[.B189]-600" office:value-type="float" office:value="15" calcext:value-type="float">
            <text:p>15</text:p>
          </table:table-cell>
          <table:table-cell table:formula="of:=[.C189]-10" office:value-type="float" office:value="21" calcext:value-type="float">
            <text:p>21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t02-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556559004822094" calcext:value-type="float">
            <text:p>0.556559004822094</text:p>
          </table:table-cell>
          <table:table-cell office:value-type="float" office:value="0.6454" calcext:value-type="float">
            <text:p>0.6454</text:p>
          </table:table-cell>
          <table:table-cell office:value-type="string" calcext:value-type="string">
            <text:p>warm</text:p>
          </table:table-cell>
          <table:table-cell table:formula="of:=[.N189]/10" office:value-type="float" office:value="0.06454" calcext:value-type="float">
            <text:p>0.06454</text:p>
          </table:table-cell>
        </table:table-row>
        <table:table-row table:style-name="ro1">
          <table:table-cell office:value-type="string" calcext:value-type="string">
            <text:p>t09-13</text:p>
          </table:table-cell>
          <table:table-cell office:value-type="float" office:value="626" calcext:value-type="float">
            <text:p>6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 rainy</text:p>
          </table:table-cell>
          <table:table-cell/>
          <table:table-cell office:value-type="string" calcext:value-type="string">
            <text:p>t09-13</text:p>
          </table:table-cell>
          <table:table-cell table:formula="of:=[.B190]-600" office:value-type="float" office:value="26" calcext:value-type="float">
            <text:p>26</text:p>
          </table:table-cell>
          <table:table-cell table:formula="of:=[.C190]-10" office:value-type="float" office:value="35" calcext:value-type="float">
            <text:p>35</text:p>
          </table:table-cell>
          <table:table-cell office:value-type="string" calcext:value-type="string">
            <text:p>very rainy</text:p>
          </table:table-cell>
          <table:table-cell office:value-type="string" calcext:value-type="string">
            <text:p>t02-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65443104339885" calcext:value-type="float">
            <text:p>0.565443104339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9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14</text:p>
          </table:table-cell>
          <table:table-cell office:value-type="float" office:value="623" calcext:value-type="float">
            <text:p>6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14</text:p>
          </table:table-cell>
          <table:table-cell table:formula="of:=[.B191]-600" office:value-type="float" office:value="23" calcext:value-type="float">
            <text:p>23</text:p>
          </table:table-cell>
          <table:table-cell table:formula="of:=[.C191]-10" office:value-type="float" office:value="32" calcext:value-type="float">
            <text:p>3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508898793905896" calcext:value-type="float">
            <text:p>0.508898793905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9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15</text:p>
          </table:table-cell>
          <table:table-cell office:value-type="float" office:value="621" calcext:value-type="float">
            <text:p>6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15</text:p>
          </table:table-cell>
          <table:table-cell table:formula="of:=[.B192]-600" office:value-type="float" office:value="21" calcext:value-type="float">
            <text:p>21</text:p>
          </table:table-cell>
          <table:table-cell table:formula="of:=[.C192]-10" office:value-type="float" office:value="28" calcext:value-type="float">
            <text:p>2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458008914515307" calcext:value-type="float">
            <text:p>0.458008914515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9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16</text:p>
          </table:table-cell>
          <table:table-cell office:value-type="float" office:value="619" calcext:value-type="float">
            <text:p>6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16</text:p>
          </table:table-cell>
          <table:table-cell table:formula="of:=[.B193]-600" office:value-type="float" office:value="19" calcext:value-type="float">
            <text:p>19</text:p>
          </table:table-cell>
          <table:table-cell table:formula="of:=[.C193]-10" office:value-type="float" office:value="26" calcext:value-type="float">
            <text:p>26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12208023063776" calcext:value-type="float">
            <text:p>0.41220802306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9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17</text:p>
          </table:table-cell>
          <table:table-cell office:value-type="float" office:value="617" calcext:value-type="float">
            <text:p>6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17</text:p>
          </table:table-cell>
          <table:table-cell table:formula="of:=[.B194]-600" office:value-type="float" office:value="17" calcext:value-type="float">
            <text:p>17</text:p>
          </table:table-cell>
          <table:table-cell table:formula="of:=[.C194]-10" office:value-type="float" office:value="23" calcext:value-type="float">
            <text:p>23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70987220757399" calcext:value-type="float">
            <text:p>0.370987220757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9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18</text:p>
          </table:table-cell>
          <table:table-cell office:value-type="float" office:value="615" calcext:value-type="float">
            <text:p>6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18</text:p>
          </table:table-cell>
          <table:table-cell table:formula="of:=[.B195]-600" office:value-type="float" office:value="15" calcext:value-type="float">
            <text:p>15</text:p>
          </table:table-cell>
          <table:table-cell table:formula="of:=[.C195]-10" office:value-type="float" office:value="21" calcext:value-type="float">
            <text:p>2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33888498681659" calcext:value-type="float">
            <text:p>0.333888498681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195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19</text:p>
          </table:table-cell>
          <table:table-cell office:value-type="float" office:value="613" calcext:value-type="float">
            <text:p>6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19</text:p>
          </table:table-cell>
          <table:table-cell table:formula="of:=[.B196]-600" office:value-type="float" office:value="13" calcext:value-type="float">
            <text:p>13</text:p>
          </table:table-cell>
          <table:table-cell table:formula="of:=[.C196]-10" office:value-type="float" office:value="19" calcext:value-type="float">
            <text:p>19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00499648813493" calcext:value-type="float">
            <text:p>0.300499648813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96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0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20</text:p>
          </table:table-cell>
          <table:table-cell table:formula="of:=[.B197]-600" office:value-type="float" office:value="12" calcext:value-type="float">
            <text:p>12</text:p>
          </table:table-cell>
          <table:table-cell table:formula="of:=[.C197]-10" office:value-type="float" office:value="17" calcext:value-type="float">
            <text:p>17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70449683932144" calcext:value-type="float">
            <text:p>0.270449683932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97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1</text:p>
          </table:table-cell>
          <table:table-cell office:value-type="float" office:value="611" calcext:value-type="float">
            <text:p>6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09-21</text:p>
          </table:table-cell>
          <table:table-cell table:formula="of:=[.B198]-600" office:value-type="float" office:value="11" calcext:value-type="float">
            <text:p>11</text:p>
          </table:table-cell>
          <table:table-cell table:formula="of:=[.C198]-10" office:value-type="float" office:value="15" calcext:value-type="float">
            <text:p>15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t02-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3404715538929" calcext:value-type="float">
            <text:p>0.243404715538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198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2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22</text:p>
          </table:table-cell>
          <table:table-cell table:formula="of:=[.B199]-600" office:value-type="float" office:value="10" calcext:value-type="float">
            <text:p>10</text:p>
          </table:table-cell>
          <table:table-cell table:formula="of:=[.C199]-10"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19064243985036" calcext:value-type="float">
            <text:p>0.219064243985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199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3</text:p>
          </table:table-cell>
          <table:table-cell office:value-type="float" office:value="609" calcext:value-type="float">
            <text:p>6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23</text:p>
          </table:table-cell>
          <table:table-cell table:formula="of:=[.B200]-600" office:value-type="float" office:value="9" calcext:value-type="float">
            <text:p>9</text:p>
          </table:table-cell>
          <table:table-cell table:formula="of:=[.C200]-10"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97157819586533" calcext:value-type="float">
            <text:p>0.197157819586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200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4</text:p>
          </table:table-cell>
          <table:table-cell office:value-type="float" office:value="620" calcext:value-type="float">
            <text:p>6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 rainy</text:p>
          </table:table-cell>
          <table:table-cell/>
          <table:table-cell office:value-type="string" calcext:value-type="string">
            <text:p>t09-24</text:p>
          </table:table-cell>
          <table:table-cell table:formula="of:=[.B201]-600" office:value-type="float" office:value="20" calcext:value-type="float">
            <text:p>20</text:p>
          </table:table-cell>
          <table:table-cell table:formula="of:=[.C201]-10" office:value-type="float" office:value="27" calcext:value-type="float">
            <text:p>27</text:p>
          </table:table-cell>
          <table:table-cell office:value-type="string" calcext:value-type="string">
            <text:p>very rainy</text:p>
          </table:table-cell>
          <table:table-cell office:value-type="string" calcext:value-type="string">
            <text:p>t02-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77442037627879" calcext:value-type="float">
            <text:p>0.177442037627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formula="of:=[.N201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5</text:p>
          </table:table-cell>
          <table:table-cell office:value-type="float" office:value="618" calcext:value-type="float">
            <text:p>6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25</text:p>
          </table:table-cell>
          <table:table-cell table:formula="of:=[.B202]-600" office:value-type="float" office:value="18" calcext:value-type="float">
            <text:p>18</text:p>
          </table:table-cell>
          <table:table-cell table:formula="of:=[.C202]-10" office:value-type="float" office:value="24" calcext:value-type="float">
            <text:p>24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59697833865091" calcext:value-type="float">
            <text:p>0.159697833865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m</text:p>
          </table:table-cell>
          <table:table-cell table:formula="of:=[.N202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6</text:p>
          </table:table-cell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26</text:p>
          </table:table-cell>
          <table:table-cell table:formula="of:=[.B203]-600" office:value-type="float" office:value="16" calcext:value-type="float">
            <text:p>16</text:p>
          </table:table-cell>
          <table:table-cell table:formula="of:=[.C203]-10" office:value-type="float" office:value="22" calcext:value-type="float">
            <text:p>22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43728050478582" calcext:value-type="float">
            <text:p>0.143728050478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203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7</text:p>
          </table:table-cell>
          <table:table-cell office:value-type="float" office:value="614" calcext:value-type="float">
            <text:p>6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27</text:p>
          </table:table-cell>
          <table:table-cell table:formula="of:=[.B204]-600" office:value-type="float" office:value="14" calcext:value-type="float">
            <text:p>14</text:p>
          </table:table-cell>
          <table:table-cell table:formula="of:=[.C204]-10" office:value-type="float" office:value="20" calcext:value-type="float">
            <text:p>20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02-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9355245430724" calcext:value-type="float">
            <text:p>0.129355245430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formula="of:=[.N204]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9-28</text:p>
          </table:table-cell>
          <table:table-cell office:value-type="float" office:value="613" calcext:value-type="float">
            <text:p>6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28</text:p>
          </table:table-cell>
          <table:table-cell table:formula="of:=[.B205]-600" office:value-type="float" office:value="13" calcext:value-type="float">
            <text:p>13</text:p>
          </table:table-cell>
          <table:table-cell table:formula="of:=[.C205]-10"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9-29</text:p>
          </table:table-cell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29</text:p>
          </table:table-cell>
          <table:table-cell table:formula="of:=[.B206]-600" office:value-type="float" office:value="11" calcext:value-type="float">
            <text:p>11</text:p>
          </table:table-cell>
          <table:table-cell table:formula="of:=[.C206]-10" office:value-type="float" office:value="16" calcext:value-type="float">
            <text:p>16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9-30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9-30</text:p>
          </table:table-cell>
          <table:table-cell table:formula="of:=[.B207]-600" office:value-type="float" office:value="10" calcext:value-type="float">
            <text:p>10</text:p>
          </table:table-cell>
          <table:table-cell table:formula="of:=[.C207]-10"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1</text:p>
          </table:table-cell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01</text:p>
          </table:table-cell>
          <table:table-cell table:formula="of:=[.B208]-600" office:value-type="float" office:value="9" calcext:value-type="float">
            <text:p>9</text:p>
          </table:table-cell>
          <table:table-cell table:formula="of:=[.C208]-10"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2</text:p>
          </table:table-cell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02</text:p>
          </table:table-cell>
          <table:table-cell table:formula="of:=[.B209]-600" office:value-type="float" office:value="8" calcext:value-type="float">
            <text:p>8</text:p>
          </table:table-cell>
          <table:table-cell table:formula="of:=[.C209]-10"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3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03</text:p>
          </table:table-cell>
          <table:table-cell table:formula="of:=[.B210]-600" office:value-type="float" office:value="7" calcext:value-type="float">
            <text:p>7</text:p>
          </table:table-cell>
          <table:table-cell table:formula="of:=[.C210]-10" office:value-type="float" office:value="10" calcext:value-type="float">
            <text:p>10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4</text:p>
          </table:table-cell>
          <table:table-cell office:value-type="float" office:value="610" calcext:value-type="float">
            <text:p>6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10-04</text:p>
          </table:table-cell>
          <table:table-cell table:formula="of:=[.B211]-600" office:value-type="float" office:value="10" calcext:value-type="float">
            <text:p>10</text:p>
          </table:table-cell>
          <table:table-cell table:formula="of:=[.C211]-10" office:value-type="float" office:value="13" calcext:value-type="float">
            <text:p>13</text:p>
          </table:table-cell>
          <table:table-cell office:value-type="string" calcext:value-type="string">
            <text:p>rai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5</text:p>
          </table:table-cell>
          <table:table-cell office:value-type="float" office:value="609" calcext:value-type="float">
            <text:p>6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0-05</text:p>
          </table:table-cell>
          <table:table-cell table:formula="of:=[.B212]-600" office:value-type="float" office:value="9" calcext:value-type="float">
            <text:p>9</text:p>
          </table:table-cell>
          <table:table-cell table:formula="of:=[.C212]-10"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6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0-06</text:p>
          </table:table-cell>
          <table:table-cell table:formula="of:=[.B213]-600" office:value-type="float" office:value="8" calcext:value-type="float">
            <text:p>8</text:p>
          </table:table-cell>
          <table:table-cell table:formula="of:=[.C213]-10"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7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0-07</text:p>
          </table:table-cell>
          <table:table-cell table:formula="of:=[.B214]-600" office:value-type="float" office:value="7" calcext:value-type="float">
            <text:p>7</text:p>
          </table:table-cell>
          <table:table-cell table:formula="of:=[.C214]-10"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8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08</text:p>
          </table:table-cell>
          <table:table-cell table:formula="of:=[.B215]-600" office:value-type="float" office:value="6" calcext:value-type="float">
            <text:p>6</text:p>
          </table:table-cell>
          <table:table-cell table:formula="of:=[.C215]-10" office:value-type="float" office:value="9" calcext:value-type="float">
            <text:p>9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09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09</text:p>
          </table:table-cell>
          <table:table-cell table:formula="of:=[.B216]-600" office:value-type="float" office:value="5" calcext:value-type="float">
            <text:p>5</text:p>
          </table:table-cell>
          <table:table-cell table:formula="of:=[.C216]-10" office:value-type="float" office:value="8" calcext:value-type="float">
            <text:p>8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0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10</text:p>
          </table:table-cell>
          <table:table-cell table:formula="of:=[.B217]-600" office:value-type="float" office:value="5" calcext:value-type="float">
            <text:p>5</text:p>
          </table:table-cell>
          <table:table-cell table:formula="of:=[.C217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1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11</text:p>
          </table:table-cell>
          <table:table-cell table:formula="of:=[.B218]-600" office:value-type="float" office:value="4" calcext:value-type="float">
            <text:p>4</text:p>
          </table:table-cell>
          <table:table-cell table:formula="of:=[.C218]-10" office:value-type="float" office:value="6" calcext:value-type="float">
            <text:p>6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2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12</text:p>
          </table:table-cell>
          <table:table-cell table:formula="of:=[.B219]-600" office:value-type="float" office:value="4" calcext:value-type="float">
            <text:p>4</text:p>
          </table:table-cell>
          <table:table-cell table:formula="of:=[.C219]-10" office:value-type="float" office:value="6" calcext:value-type="float">
            <text:p>6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3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13</text:p>
          </table:table-cell>
          <table:table-cell table:formula="of:=[.B220]-600" office:value-type="float" office:value="3" calcext:value-type="float">
            <text:p>3</text:p>
          </table:table-cell>
          <table:table-cell table:formula="of:=[.C220]-10" office:value-type="float" office:value="5" calcext:value-type="float">
            <text:p>5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4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14</text:p>
          </table:table-cell>
          <table:table-cell table:formula="of:=[.B221]-600" office:value-type="float" office:value="3" calcext:value-type="float">
            <text:p>3</text:p>
          </table:table-cell>
          <table:table-cell table:formula="of:=[.C221]-10" office:value-type="float" office:value="5" calcext:value-type="float">
            <text:p>5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5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15</text:p>
          </table:table-cell>
          <table:table-cell table:formula="of:=[.B222]-600" office:value-type="float" office:value="3" calcext:value-type="float">
            <text:p>3</text:p>
          </table:table-cell>
          <table:table-cell table:formula="of:=[.C222]-10" office:value-type="float" office:value="4" calcext:value-type="float">
            <text:p>4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6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16</text:p>
          </table:table-cell>
          <table:table-cell table:formula="of:=[.B223]-600" office:value-type="float" office:value="2" calcext:value-type="float">
            <text:p>2</text:p>
          </table:table-cell>
          <table:table-cell table:formula="of:=[.C223]-10" office:value-type="float" office:value="4" calcext:value-type="float">
            <text:p>4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7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17</text:p>
          </table:table-cell>
          <table:table-cell table:formula="of:=[.B224]-600" office:value-type="float" office:value="2" calcext:value-type="float">
            <text:p>2</text:p>
          </table:table-cell>
          <table:table-cell table:formula="of:=[.C224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8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18</text:p>
          </table:table-cell>
          <table:table-cell table:formula="of:=[.B225]-600" office:value-type="float" office:value="2" calcext:value-type="float">
            <text:p>2</text:p>
          </table:table-cell>
          <table:table-cell table:formula="of:=[.C225]-10" office:value-type="float" office:value="3" calcext:value-type="float">
            <text:p>3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19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19</text:p>
          </table:table-cell>
          <table:table-cell table:formula="of:=[.B226]-600" office:value-type="float" office:value="2" calcext:value-type="float">
            <text:p>2</text:p>
          </table:table-cell>
          <table:table-cell table:formula="of:=[.C226]-10" office:value-type="float" office:value="3" calcext:value-type="float">
            <text:p>3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0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20</text:p>
          </table:table-cell>
          <table:table-cell table:formula="of:=[.B227]-600" office:value-type="float" office:value="1" calcext:value-type="float">
            <text:p>1</text:p>
          </table:table-cell>
          <table:table-cell table:formula="of:=[.C227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1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0-21</text:p>
          </table:table-cell>
          <table:table-cell table:formula="of:=[.B228]-600" office:value-type="float" office:value="1" calcext:value-type="float">
            <text:p>1</text:p>
          </table:table-cell>
          <table:table-cell table:formula="of:=[.C228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2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0-22</text:p>
          </table:table-cell>
          <table:table-cell table:formula="of:=[.B229]-600" office:value-type="float" office:value="1" calcext:value-type="float">
            <text:p>1</text:p>
          </table:table-cell>
          <table:table-cell table:formula="of:=[.C229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3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0-23</text:p>
          </table:table-cell>
          <table:table-cell table:formula="of:=[.B230]-600" office:value-type="float" office:value="1" calcext:value-type="float">
            <text:p>1</text:p>
          </table:table-cell>
          <table:table-cell table:formula="of:=[.C230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4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24</text:p>
          </table:table-cell>
          <table:table-cell table:formula="of:=[.B231]-600" office:value-type="float" office:value="1" calcext:value-type="float">
            <text:p>1</text:p>
          </table:table-cell>
          <table:table-cell table:formula="of:=[.C231]-10" office:value-type="float" office:value="2" calcext:value-type="float">
            <text:p>2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5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25</text:p>
          </table:table-cell>
          <table:table-cell table:formula="of:=[.B232]-600" office:value-type="float" office:value="1" calcext:value-type="float">
            <text:p>1</text:p>
          </table:table-cell>
          <table:table-cell table:formula="of:=[.C232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6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26</text:p>
          </table:table-cell>
          <table:table-cell table:formula="of:=[.B233]-600" office:value-type="float" office:value="0" calcext:value-type="float">
            <text:p>0</text:p>
          </table:table-cell>
          <table:table-cell table:formula="of:=[.C233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7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t10-27</text:p>
          </table:table-cell>
          <table:table-cell table:formula="of:=[.B234]-600" office:value-type="float" office:value="0" calcext:value-type="float">
            <text:p>0</text:p>
          </table:table-cell>
          <table:table-cell table:formula="of:=[.C234]-10" office:value-type="float" office:value="1" calcext:value-type="float">
            <text:p>1</text:p>
          </table:table-cell>
          <table:table-cell office:value-type="string" calcext:value-type="string">
            <text:p>h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8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28</text:p>
          </table:table-cell>
          <table:table-cell table:formula="of:=[.B235]-600" office:value-type="float" office:value="0" calcext:value-type="float">
            <text:p>0</text:p>
          </table:table-cell>
          <table:table-cell table:formula="of:=[.C235]-10" office:value-type="float" office:value="1" calcext:value-type="float">
            <text:p>1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29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29</text:p>
          </table:table-cell>
          <table:table-cell table:formula="of:=[.B236]-600" office:value-type="float" office:value="0" calcext:value-type="float">
            <text:p>0</text:p>
          </table:table-cell>
          <table:table-cell table:formula="of:=[.C236]-10" office:value-type="float" office:value="1" calcext:value-type="float">
            <text:p>1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30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0-30</text:p>
          </table:table-cell>
          <table:table-cell table:formula="of:=[.B237]-600" office:value-type="float" office:value="0" calcext:value-type="float">
            <text:p>0</text:p>
          </table:table-cell>
          <table:table-cell table:formula="of:=[.C237]-10" office:value-type="float" office:value="1" calcext:value-type="float">
            <text:p>1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0-31</text:p>
          </table:table-cell>
          <table:table-cell office:value-type="float" office:value="612" calcext:value-type="float">
            <text:p>6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y rainy</text:p>
          </table:table-cell>
          <table:table-cell/>
          <table:table-cell office:value-type="string" calcext:value-type="string">
            <text:p>t10-31</text:p>
          </table:table-cell>
          <table:table-cell table:formula="of:=[.B238]-600" office:value-type="float" office:value="12" calcext:value-type="float">
            <text:p>12</text:p>
          </table:table-cell>
          <table:table-cell table:formula="of:=[.C238]-10" office:value-type="float" office:value="17" calcext:value-type="float">
            <text:p>17</text:p>
          </table:table-cell>
          <table:table-cell office:value-type="string" calcext:value-type="string">
            <text:p>very rai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1</text:p>
          </table:table-cell>
          <table:table-cell office:value-type="float" office:value="611" calcext:value-type="float">
            <text:p>6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01</text:p>
          </table:table-cell>
          <table:table-cell table:formula="of:=[.B239]-600" office:value-type="float" office:value="11" calcext:value-type="float">
            <text:p>11</text:p>
          </table:table-cell>
          <table:table-cell table:formula="of:=[.C239]-10"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2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02</text:p>
          </table:table-cell>
          <table:table-cell table:formula="of:=[.B240]-600" office:value-type="float" office:value="10" calcext:value-type="float">
            <text:p>10</text:p>
          </table:table-cell>
          <table:table-cell table:formula="of:=[.C240]-10"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3</text:p>
          </table:table-cell>
          <table:table-cell office:value-type="float" office:value="609" calcext:value-type="float">
            <text:p>6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03</text:p>
          </table:table-cell>
          <table:table-cell table:formula="of:=[.B241]-600" office:value-type="float" office:value="9" calcext:value-type="float">
            <text:p>9</text:p>
          </table:table-cell>
          <table:table-cell table:formula="of:=[.C241]-10"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4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04</text:p>
          </table:table-cell>
          <table:table-cell table:formula="of:=[.B242]-600" office:value-type="float" office:value="8" calcext:value-type="float">
            <text:p>8</text:p>
          </table:table-cell>
          <table:table-cell table:formula="of:=[.C242]-10"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5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05</text:p>
          </table:table-cell>
          <table:table-cell table:formula="of:=[.B243]-600" office:value-type="float" office:value="7" calcext:value-type="float">
            <text:p>7</text:p>
          </table:table-cell>
          <table:table-cell table:formula="of:=[.C243]-10"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6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06</text:p>
          </table:table-cell>
          <table:table-cell table:formula="of:=[.B244]-600" office:value-type="float" office:value="6" calcext:value-type="float">
            <text:p>6</text:p>
          </table:table-cell>
          <table:table-cell table:formula="of:=[.C244]-10" office:value-type="float" office:value="9" calcext:value-type="float">
            <text:p>9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7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07</text:p>
          </table:table-cell>
          <table:table-cell table:formula="of:=[.B245]-600" office:value-type="float" office:value="6" calcext:value-type="float">
            <text:p>6</text:p>
          </table:table-cell>
          <table:table-cell table:formula="of:=[.C245]-10" office:value-type="float" office:value="8" calcext:value-type="float">
            <text:p>8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8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08</text:p>
          </table:table-cell>
          <table:table-cell table:formula="of:=[.B246]-600" office:value-type="float" office:value="5" calcext:value-type="float">
            <text:p>5</text:p>
          </table:table-cell>
          <table:table-cell table:formula="of:=[.C246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09</text:p>
          </table:table-cell>
          <table:table-cell office:value-type="float" office:value="604" calcext:value-type="float">
            <text:p>6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09</text:p>
          </table:table-cell>
          <table:table-cell table:formula="of:=[.B247]-600" office:value-type="float" office:value="4" calcext:value-type="float">
            <text:p>4</text:p>
          </table:table-cell>
          <table:table-cell table:formula="of:=[.C247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0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0</text:p>
          </table:table-cell>
          <table:table-cell table:formula="of:=[.B248]-600" office:value-type="float" office:value="4" calcext:value-type="float">
            <text:p>4</text:p>
          </table:table-cell>
          <table:table-cell table:formula="of:=[.C248]-10" office:value-type="float" office:value="6" calcext:value-type="float">
            <text:p>6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1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1</text:p>
          </table:table-cell>
          <table:table-cell table:formula="of:=[.B249]-600" office:value-type="float" office:value="3" calcext:value-type="float">
            <text:p>3</text:p>
          </table:table-cell>
          <table:table-cell table:formula="of:=[.C249]-10" office:value-type="float" office:value="5" calcext:value-type="float">
            <text:p>5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2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2</text:p>
          </table:table-cell>
          <table:table-cell table:formula="of:=[.B250]-600" office:value-type="float" office:value="3" calcext:value-type="float">
            <text:p>3</text:p>
          </table:table-cell>
          <table:table-cell table:formula="of:=[.C250]-10" office:value-type="float" office:value="5" calcext:value-type="float">
            <text:p>5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3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13</text:p>
          </table:table-cell>
          <table:table-cell table:formula="of:=[.B251]-600" office:value-type="float" office:value="3" calcext:value-type="float">
            <text:p>3</text:p>
          </table:table-cell>
          <table:table-cell table:formula="of:=[.C251]-10" office:value-type="float" office:value="4" calcext:value-type="float">
            <text:p>4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4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4</text:p>
          </table:table-cell>
          <table:table-cell table:formula="of:=[.B252]-600" office:value-type="float" office:value="2" calcext:value-type="float">
            <text:p>2</text:p>
          </table:table-cell>
          <table:table-cell table:formula="of:=[.C252]-10" office:value-type="float" office:value="4" calcext:value-type="float">
            <text:p>4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5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5</text:p>
          </table:table-cell>
          <table:table-cell table:formula="of:=[.B253]-600" office:value-type="float" office:value="2" calcext:value-type="float">
            <text:p>2</text:p>
          </table:table-cell>
          <table:table-cell table:formula="of:=[.C253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6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6</text:p>
          </table:table-cell>
          <table:table-cell table:formula="of:=[.B254]-600" office:value-type="float" office:value="2" calcext:value-type="float">
            <text:p>2</text:p>
          </table:table-cell>
          <table:table-cell table:formula="of:=[.C254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7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7</text:p>
          </table:table-cell>
          <table:table-cell table:formula="of:=[.B255]-600" office:value-type="float" office:value="2" calcext:value-type="float">
            <text:p>2</text:p>
          </table:table-cell>
          <table:table-cell table:formula="of:=[.C255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8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8</text:p>
          </table:table-cell>
          <table:table-cell table:formula="of:=[.B256]-600" office:value-type="float" office:value="1" calcext:value-type="float">
            <text:p>1</text:p>
          </table:table-cell>
          <table:table-cell table:formula="of:=[.C256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19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19</text:p>
          </table:table-cell>
          <table:table-cell table:formula="of:=[.B257]-600" office:value-type="float" office:value="1" calcext:value-type="float">
            <text:p>1</text:p>
          </table:table-cell>
          <table:table-cell table:formula="of:=[.C257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0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20</text:p>
          </table:table-cell>
          <table:table-cell table:formula="of:=[.B258]-600" office:value-type="float" office:value="1" calcext:value-type="float">
            <text:p>1</text:p>
          </table:table-cell>
          <table:table-cell table:formula="of:=[.C258]-10" office:value-type="float" office:value="2" calcext:value-type="float">
            <text:p>2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1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21</text:p>
          </table:table-cell>
          <table:table-cell table:formula="of:=[.B259]-600" office:value-type="float" office:value="1" calcext:value-type="float">
            <text:p>1</text:p>
          </table:table-cell>
          <table:table-cell table:formula="of:=[.C259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2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22</text:p>
          </table:table-cell>
          <table:table-cell table:formula="of:=[.B260]-600" office:value-type="float" office:value="1" calcext:value-type="float">
            <text:p>1</text:p>
          </table:table-cell>
          <table:table-cell table:formula="of:=[.C260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3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23</text:p>
          </table:table-cell>
          <table:table-cell table:formula="of:=[.B261]-600" office:value-type="float" office:value="1" calcext:value-type="float">
            <text:p>1</text:p>
          </table:table-cell>
          <table:table-cell table:formula="of:=[.C261]-10"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4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24</text:p>
          </table:table-cell>
          <table:table-cell table:formula="of:=[.B262]-600" office:value-type="float" office:value="1" calcext:value-type="float">
            <text:p>1</text:p>
          </table:table-cell>
          <table:table-cell table:formula="of:=[.C262]-10"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5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25</text:p>
          </table:table-cell>
          <table:table-cell table:formula="of:=[.B263]-600" office:value-type="float" office:value="0" calcext:value-type="float">
            <text:p>0</text:p>
          </table:table-cell>
          <table:table-cell table:formula="of:=[.C263]-10"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6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26</text:p>
          </table:table-cell>
          <table:table-cell table:formula="of:=[.B264]-600" office:value-type="float" office:value="0" calcext:value-type="float">
            <text:p>0</text:p>
          </table:table-cell>
          <table:table-cell table:formula="of:=[.C264]-10"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7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nowy</text:p>
          </table:table-cell>
          <table:table-cell/>
          <table:table-cell office:value-type="string" calcext:value-type="string">
            <text:p>t11-27</text:p>
          </table:table-cell>
          <table:table-cell table:formula="of:=[.B265]-600" office:value-type="float" office:value="0" calcext:value-type="float">
            <text:p>0</text:p>
          </table:table-cell>
          <table:table-cell table:formula="of:=[.C265]-10" office:value-type="float" office:value="1" calcext:value-type="float">
            <text:p>1</text:p>
          </table:table-cell>
          <table:table-cell office:value-type="string" calcext:value-type="string">
            <text:p>snow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8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28</text:p>
          </table:table-cell>
          <table:table-cell table:formula="of:=[.B266]-600" office:value-type="float" office:value="8" calcext:value-type="float">
            <text:p>8</text:p>
          </table:table-cell>
          <table:table-cell table:formula="of:=[.C266]-10"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29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1-29</text:p>
          </table:table-cell>
          <table:table-cell table:formula="of:=[.B267]-600" office:value-type="float" office:value="7" calcext:value-type="float">
            <text:p>7</text:p>
          </table:table-cell>
          <table:table-cell table:formula="of:=[.C267]-10" office:value-type="float" office:value="10" calcext:value-type="float">
            <text:p>10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1-30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1-30</text:p>
          </table:table-cell>
          <table:table-cell table:formula="of:=[.B268]-600" office:value-type="float" office:value="6" calcext:value-type="float">
            <text:p>6</text:p>
          </table:table-cell>
          <table:table-cell table:formula="of:=[.C268]-10" office:value-type="float" office:value="9" calcext:value-type="float">
            <text:p>9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1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1</text:p>
          </table:table-cell>
          <table:table-cell table:formula="of:=[.B269]-600" office:value-type="float" office:value="5" calcext:value-type="float">
            <text:p>5</text:p>
          </table:table-cell>
          <table:table-cell table:formula="of:=[.C269]-10" office:value-type="float" office:value="8" calcext:value-type="float">
            <text:p>8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2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12-02</text:p>
          </table:table-cell>
          <table:table-cell table:formula="of:=[.B270]-600" office:value-type="float" office:value="5" calcext:value-type="float">
            <text:p>5</text:p>
          </table:table-cell>
          <table:table-cell table:formula="of:=[.C270]-10" office:value-type="float" office:value="7" calcext:value-type="float">
            <text:p>7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3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3</text:p>
          </table:table-cell>
          <table:table-cell table:formula="of:=[.B271]-600" office:value-type="float" office:value="4" calcext:value-type="float">
            <text:p>4</text:p>
          </table:table-cell>
          <table:table-cell table:formula="of:=[.C271]-10" office:value-type="float" office:value="6" calcext:value-type="float">
            <text:p>6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4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4</text:p>
          </table:table-cell>
          <table:table-cell table:formula="of:=[.B272]-600" office:value-type="float" office:value="4" calcext:value-type="float">
            <text:p>4</text:p>
          </table:table-cell>
          <table:table-cell table:formula="of:=[.C272]-10" office:value-type="float" office:value="6" calcext:value-type="float">
            <text:p>6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5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5</text:p>
          </table:table-cell>
          <table:table-cell table:formula="of:=[.B273]-600" office:value-type="float" office:value="3" calcext:value-type="float">
            <text:p>3</text:p>
          </table:table-cell>
          <table:table-cell table:formula="of:=[.C273]-10" office:value-type="float" office:value="5" calcext:value-type="float">
            <text:p>5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6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6</text:p>
          </table:table-cell>
          <table:table-cell table:formula="of:=[.B274]-600" office:value-type="float" office:value="3" calcext:value-type="float">
            <text:p>3</text:p>
          </table:table-cell>
          <table:table-cell table:formula="of:=[.C274]-10" office:value-type="float" office:value="5" calcext:value-type="float">
            <text:p>5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7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7</text:p>
          </table:table-cell>
          <table:table-cell table:formula="of:=[.B275]-600" office:value-type="float" office:value="3" calcext:value-type="float">
            <text:p>3</text:p>
          </table:table-cell>
          <table:table-cell table:formula="of:=[.C275]-10" office:value-type="float" office:value="4" calcext:value-type="float">
            <text:p>4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8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8</text:p>
          </table:table-cell>
          <table:table-cell table:formula="of:=[.B276]-600" office:value-type="float" office:value="2" calcext:value-type="float">
            <text:p>2</text:p>
          </table:table-cell>
          <table:table-cell table:formula="of:=[.C276]-10" office:value-type="float" office:value="4" calcext:value-type="float">
            <text:p>4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09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09</text:p>
          </table:table-cell>
          <table:table-cell table:formula="of:=[.B277]-600" office:value-type="float" office:value="2" calcext:value-type="float">
            <text:p>2</text:p>
          </table:table-cell>
          <table:table-cell table:formula="of:=[.C277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0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10</text:p>
          </table:table-cell>
          <table:table-cell table:formula="of:=[.B278]-600" office:value-type="float" office:value="2" calcext:value-type="float">
            <text:p>2</text:p>
          </table:table-cell>
          <table:table-cell table:formula="of:=[.C278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1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11</text:p>
          </table:table-cell>
          <table:table-cell table:formula="of:=[.B279]-600" office:value-type="float" office:value="2" calcext:value-type="float">
            <text:p>2</text:p>
          </table:table-cell>
          <table:table-cell table:formula="of:=[.C279]-10" office:value-type="float" office:value="3" calcext:value-type="float">
            <text:p>3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2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12</text:p>
          </table:table-cell>
          <table:table-cell table:formula="of:=[.B280]-600" office:value-type="float" office:value="1" calcext:value-type="float">
            <text:p>1</text:p>
          </table:table-cell>
          <table:table-cell table:formula="of:=[.C280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3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13</text:p>
          </table:table-cell>
          <table:table-cell table:formula="of:=[.B281]-600" office:value-type="float" office:value="1" calcext:value-type="float">
            <text:p>1</text:p>
          </table:table-cell>
          <table:table-cell table:formula="of:=[.C281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4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14</text:p>
          </table:table-cell>
          <table:table-cell table:formula="of:=[.B282]-600" office:value-type="float" office:value="1" calcext:value-type="float">
            <text:p>1</text:p>
          </table:table-cell>
          <table:table-cell table:formula="of:=[.C282]-10" office:value-type="float" office:value="2" calcext:value-type="float">
            <text:p>2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5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15</text:p>
          </table:table-cell>
          <table:table-cell table:formula="of:=[.B283]-600" office:value-type="float" office:value="1" calcext:value-type="float">
            <text:p>1</text:p>
          </table:table-cell>
          <table:table-cell table:formula="of:=[.C283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6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16</text:p>
          </table:table-cell>
          <table:table-cell table:formula="of:=[.B284]-600" office:value-type="float" office:value="1" calcext:value-type="float">
            <text:p>1</text:p>
          </table:table-cell>
          <table:table-cell table:formula="of:=[.C284]-10" office:value-type="float" office:value="2" calcext:value-type="float">
            <text:p>2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7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17</text:p>
          </table:table-cell>
          <table:table-cell table:formula="of:=[.B285]-600" office:value-type="float" office:value="1" calcext:value-type="float">
            <text:p>1</text:p>
          </table:table-cell>
          <table:table-cell table:formula="of:=[.C285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8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18</text:p>
          </table:table-cell>
          <table:table-cell table:formula="of:=[.B286]-600" office:value-type="float" office:value="0" calcext:value-type="float">
            <text:p>0</text:p>
          </table:table-cell>
          <table:table-cell table:formula="of:=[.C286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19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19</text:p>
          </table:table-cell>
          <table:table-cell table:formula="of:=[.B287]-600" office:value-type="float" office:value="0" calcext:value-type="float">
            <text:p>0</text:p>
          </table:table-cell>
          <table:table-cell table:formula="of:=[.C287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0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12-20</text:p>
          </table:table-cell>
          <table:table-cell table:formula="of:=[.B288]-600" office:value-type="float" office:value="0" calcext:value-type="float">
            <text:p>0</text:p>
          </table:table-cell>
          <table:table-cell table:formula="of:=[.C288]-10"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1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1</text:p>
          </table:table-cell>
          <table:table-cell table:formula="of:=[.B289]-600" office:value-type="float" office:value="0" calcext:value-type="float">
            <text:p>0</text:p>
          </table:table-cell>
          <table:table-cell table:formula="of:=[.C289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2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2</text:p>
          </table:table-cell>
          <table:table-cell table:formula="of:=[.B290]-600" office:value-type="float" office:value="0" calcext:value-type="float">
            <text:p>0</text:p>
          </table:table-cell>
          <table:table-cell table:formula="of:=[.C290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3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3</text:p>
          </table:table-cell>
          <table:table-cell table:formula="of:=[.B291]-600" office:value-type="float" office:value="0" calcext:value-type="float">
            <text:p>0</text:p>
          </table:table-cell>
          <table:table-cell table:formula="of:=[.C291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4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4</text:p>
          </table:table-cell>
          <table:table-cell table:formula="of:=[.B292]-600" office:value-type="float" office:value="0" calcext:value-type="float">
            <text:p>0</text:p>
          </table:table-cell>
          <table:table-cell table:formula="of:=[.C292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6"/>
          <table:table-cell>
            <draw:frame draw:z-index="2" draw:style-name="gr1" draw:text-style-name="P1" svg:width="8.7323in" svg:height="3.5429in" svg:x="0.2248in" svg:y="0.1091in">
              <draw:object draw:notify-on-update-of-ranges="riverdata.J1:riverdata.J204 riverdata.M1:riverdata.M204 riverdata.P1:riverdata.P20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12-25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5</text:p>
          </table:table-cell>
          <table:table-cell table:formula="of:=[.B293]-600" office:value-type="float" office:value="0" calcext:value-type="float">
            <text:p>0</text:p>
          </table:table-cell>
          <table:table-cell table:formula="of:=[.C293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6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6</text:p>
          </table:table-cell>
          <table:table-cell table:formula="of:=[.B294]-600" office:value-type="float" office:value="0" calcext:value-type="float">
            <text:p>0</text:p>
          </table:table-cell>
          <table:table-cell table:formula="of:=[.C294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7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7</text:p>
          </table:table-cell>
          <table:table-cell table:formula="of:=[.B295]-600" office:value-type="float" office:value="0" calcext:value-type="float">
            <text:p>0</text:p>
          </table:table-cell>
          <table:table-cell table:formula="of:=[.C295]-10"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8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8</text:p>
          </table:table-cell>
          <table:table-cell table:formula="of:=[.B296]-600" office:value-type="float" office:value="0" calcext:value-type="float">
            <text:p>0</text:p>
          </table:table-cell>
          <table:table-cell table:formula="of:=[.C296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29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29</text:p>
          </table:table-cell>
          <table:table-cell table:formula="of:=[.B297]-600" office:value-type="float" office:value="0" calcext:value-type="float">
            <text:p>0</text:p>
          </table:table-cell>
          <table:table-cell table:formula="of:=[.C297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3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30</text:p>
          </table:table-cell>
          <table:table-cell table:formula="of:=[.B298]-600" office:value-type="float" office:value="0" calcext:value-type="float">
            <text:p>0</text:p>
          </table:table-cell>
          <table:table-cell table:formula="of:=[.C298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2-3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12-31</text:p>
          </table:table-cell>
          <table:table-cell table:formula="of:=[.B299]-600" office:value-type="float" office:value="0" calcext:value-type="float">
            <text:p>0</text:p>
          </table:table-cell>
          <table:table-cell table:formula="of:=[.C299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1</text:p>
          </table:table-cell>
          <table:table-cell table:formula="of:=[.B300]-600" office:value-type="float" office:value="0" calcext:value-type="float">
            <text:p>0</text:p>
          </table:table-cell>
          <table:table-cell table:formula="of:=[.C300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2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2</text:p>
          </table:table-cell>
          <table:table-cell table:formula="of:=[.B301]-600" office:value-type="float" office:value="0" calcext:value-type="float">
            <text:p>0</text:p>
          </table:table-cell>
          <table:table-cell table:formula="of:=[.C301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3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3</text:p>
          </table:table-cell>
          <table:table-cell table:formula="of:=[.B302]-600" office:value-type="float" office:value="0" calcext:value-type="float">
            <text:p>0</text:p>
          </table:table-cell>
          <table:table-cell table:formula="of:=[.C302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4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4</text:p>
          </table:table-cell>
          <table:table-cell table:formula="of:=[.B303]-600" office:value-type="float" office:value="0" calcext:value-type="float">
            <text:p>0</text:p>
          </table:table-cell>
          <table:table-cell table:formula="of:=[.C303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5</text:p>
          </table:table-cell>
          <table:table-cell table:formula="of:=[.B304]-600" office:value-type="float" office:value="0" calcext:value-type="float">
            <text:p>0</text:p>
          </table:table-cell>
          <table:table-cell table:formula="of:=[.C304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6</text:p>
          </table:table-cell>
          <table:table-cell table:formula="of:=[.B305]-600" office:value-type="float" office:value="0" calcext:value-type="float">
            <text:p>0</text:p>
          </table:table-cell>
          <table:table-cell table:formula="of:=[.C305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7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07</text:p>
          </table:table-cell>
          <table:table-cell table:formula="of:=[.B306]-600" office:value-type="float" office:value="0" calcext:value-type="float">
            <text:p>0</text:p>
          </table:table-cell>
          <table:table-cell table:formula="of:=[.C306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8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8</text:p>
          </table:table-cell>
          <table:table-cell table:formula="of:=[.B307]-600" office:value-type="float" office:value="0" calcext:value-type="float">
            <text:p>0</text:p>
          </table:table-cell>
          <table:table-cell table:formula="of:=[.C307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09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09</text:p>
          </table:table-cell>
          <table:table-cell table:formula="of:=[.B308]-600" office:value-type="float" office:value="0" calcext:value-type="float">
            <text:p>0</text:p>
          </table:table-cell>
          <table:table-cell table:formula="of:=[.C308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0</text:p>
          </table:table-cell>
          <table:table-cell table:formula="of:=[.B309]-600" office:value-type="float" office:value="0" calcext:value-type="float">
            <text:p>0</text:p>
          </table:table-cell>
          <table:table-cell table:formula="of:=[.C309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1</text:p>
          </table:table-cell>
          <table:table-cell table:formula="of:=[.B310]-600" office:value-type="float" office:value="0" calcext:value-type="float">
            <text:p>0</text:p>
          </table:table-cell>
          <table:table-cell table:formula="of:=[.C310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2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2</text:p>
          </table:table-cell>
          <table:table-cell table:formula="of:=[.B311]-600" office:value-type="float" office:value="0" calcext:value-type="float">
            <text:p>0</text:p>
          </table:table-cell>
          <table:table-cell table:formula="of:=[.C311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3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3</text:p>
          </table:table-cell>
          <table:table-cell table:formula="of:=[.B312]-600" office:value-type="float" office:value="0" calcext:value-type="float">
            <text:p>0</text:p>
          </table:table-cell>
          <table:table-cell table:formula="of:=[.C312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4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4</text:p>
          </table:table-cell>
          <table:table-cell table:formula="of:=[.B313]-600" office:value-type="float" office:value="0" calcext:value-type="float">
            <text:p>0</text:p>
          </table:table-cell>
          <table:table-cell table:formula="of:=[.C313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5</text:p>
          </table:table-cell>
          <table:table-cell table:formula="of:=[.B314]-600" office:value-type="float" office:value="0" calcext:value-type="float">
            <text:p>0</text:p>
          </table:table-cell>
          <table:table-cell table:formula="of:=[.C314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16</text:p>
          </table:table-cell>
          <table:table-cell table:formula="of:=[.B315]-600" office:value-type="float" office:value="0" calcext:value-type="float">
            <text:p>0</text:p>
          </table:table-cell>
          <table:table-cell table:formula="of:=[.C315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16]-600" office:value-type="float" office:value="0" calcext:value-type="float">
            <text:p>0</text:p>
          </table:table-cell>
          <table:table-cell table:formula="of:=[.C316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17]-600" office:value-type="float" office:value="0" calcext:value-type="float">
            <text:p>0</text:p>
          </table:table-cell>
          <table:table-cell table:formula="of:=[.C317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18]-600" office:value-type="float" office:value="0" calcext:value-type="float">
            <text:p>0</text:p>
          </table:table-cell>
          <table:table-cell table:formula="of:=[.C318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19]-600" office:value-type="float" office:value="0" calcext:value-type="float">
            <text:p>0</text:p>
          </table:table-cell>
          <table:table-cell table:formula="of:=[.C319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20]-600" office:value-type="float" office:value="0" calcext:value-type="float">
            <text:p>0</text:p>
          </table:table-cell>
          <table:table-cell table:formula="of:=[.C320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21]-600" office:value-type="float" office:value="0" calcext:value-type="float">
            <text:p>0</text:p>
          </table:table-cell>
          <table:table-cell table:formula="of:=[.C321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22]-600" office:value-type="float" office:value="0" calcext:value-type="float">
            <text:p>0</text:p>
          </table:table-cell>
          <table:table-cell table:formula="of:=[.C322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23]-600" office:value-type="float" office:value="0" calcext:value-type="float">
            <text:p>0</text:p>
          </table:table-cell>
          <table:table-cell table:formula="of:=[.C323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1-16</text:p>
          </table:table-cell>
          <table:table-cell table:formula="of:=[.B324]-600" office:value-type="float" office:value="0" calcext:value-type="float">
            <text:p>0</text:p>
          </table:table-cell>
          <table:table-cell table:formula="of:=[.C324]-10" office:value-type="float" office:value="0" calcext:value-type="float">
            <text:p>0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16</text:p>
          </table:table-cell>
          <table:table-cell table:formula="of:=[.B325]-600" office:value-type="float" office:value="0" calcext:value-type="float">
            <text:p>0</text:p>
          </table:table-cell>
          <table:table-cell table:formula="of:=[.C325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16</text:p>
          </table:table-cell>
          <table:table-cell table:formula="of:=[.B326]-600" office:value-type="float" office:value="0" calcext:value-type="float">
            <text:p>0</text:p>
          </table:table-cell>
          <table:table-cell table:formula="of:=[.C326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16</text:p>
          </table:table-cell>
          <table:table-cell table:formula="of:=[.B327]-600" office:value-type="float" office:value="0" calcext:value-type="float">
            <text:p>0</text:p>
          </table:table-cell>
          <table:table-cell table:formula="of:=[.C327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16</text:p>
          </table:table-cell>
          <table:table-cell table:formula="of:=[.B328]-600" office:value-type="float" office:value="0" calcext:value-type="float">
            <text:p>0</text:p>
          </table:table-cell>
          <table:table-cell table:formula="of:=[.C328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16</text:p>
          </table:table-cell>
          <table:table-cell table:formula="of:=[.B329]-600" office:value-type="float" office:value="0" calcext:value-type="float">
            <text:p>0</text:p>
          </table:table-cell>
          <table:table-cell table:formula="of:=[.C329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1-16</text:p>
          </table:table-cell>
          <table:table-cell table:formula="of:=[.B330]-600" office:value-type="float" office:value="0" calcext:value-type="float">
            <text:p>0</text:p>
          </table:table-cell>
          <table:table-cell table:formula="of:=[.C330]-10" office:value-type="float" office:value="0" calcext:value-type="float">
            <text:p>0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1-16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t01-16</text:p>
          </table:table-cell>
          <table:table-cell table:formula="of:=[.B331]-600" office:value-type="float" office:value="3" calcext:value-type="float">
            <text:p>3</text:p>
          </table:table-cell>
          <table:table-cell table:formula="of:=[.C331]-10" office:value-type="float" office:value="4" calcext:value-type="float">
            <text:p>4</text:p>
          </table:table-cell>
          <table:table-cell office:value-type="string" calcext:value-type="string">
            <text:p>rai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2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2-02</text:p>
          </table:table-cell>
          <table:table-cell table:formula="of:=[.B332]-600" office:value-type="float" office:value="2" calcext:value-type="float">
            <text:p>2</text:p>
          </table:table-cell>
          <table:table-cell table:formula="of:=[.C332]-10"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3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03</text:p>
          </table:table-cell>
          <table:table-cell table:formula="of:=[.B333]-600" office:value-type="float" office:value="2" calcext:value-type="float">
            <text:p>2</text:p>
          </table:table-cell>
          <table:table-cell table:formula="of:=[.C333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4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04</text:p>
          </table:table-cell>
          <table:table-cell table:formula="of:=[.B334]-600" office:value-type="float" office:value="2" calcext:value-type="float">
            <text:p>2</text:p>
          </table:table-cell>
          <table:table-cell table:formula="of:=[.C334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5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05</text:p>
          </table:table-cell>
          <table:table-cell table:formula="of:=[.B335]-600" office:value-type="float" office:value="1" calcext:value-type="float">
            <text:p>1</text:p>
          </table:table-cell>
          <table:table-cell table:formula="of:=[.C335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6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06</text:p>
          </table:table-cell>
          <table:table-cell table:formula="of:=[.B336]-600" office:value-type="float" office:value="1" calcext:value-type="float">
            <text:p>1</text:p>
          </table:table-cell>
          <table:table-cell table:formula="of:=[.C336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7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07</text:p>
          </table:table-cell>
          <table:table-cell table:formula="of:=[.B337]-600" office:value-type="float" office:value="1" calcext:value-type="float">
            <text:p>1</text:p>
          </table:table-cell>
          <table:table-cell table:formula="of:=[.C337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8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nowy</text:p>
          </table:table-cell>
          <table:table-cell/>
          <table:table-cell office:value-type="string" calcext:value-type="string">
            <text:p>t02-08</text:p>
          </table:table-cell>
          <table:table-cell table:formula="of:=[.B338]-600" office:value-type="float" office:value="1" calcext:value-type="float">
            <text:p>1</text:p>
          </table:table-cell>
          <table:table-cell table:formula="of:=[.C338]-10" office:value-type="float" office:value="2" calcext:value-type="float">
            <text:p>2</text:p>
          </table:table-cell>
          <table:table-cell office:value-type="string" calcext:value-type="string">
            <text:p>snow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09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nowy</text:p>
          </table:table-cell>
          <table:table-cell/>
          <table:table-cell office:value-type="string" calcext:value-type="string">
            <text:p>t02-09</text:p>
          </table:table-cell>
          <table:table-cell table:formula="of:=[.B339]-600" office:value-type="float" office:value="1" calcext:value-type="float">
            <text:p>1</text:p>
          </table:table-cell>
          <table:table-cell table:formula="of:=[.C339]-10" office:value-type="float" office:value="2" calcext:value-type="float">
            <text:p>2</text:p>
          </table:table-cell>
          <table:table-cell office:value-type="string" calcext:value-type="string">
            <text:p>snow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0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nowy</text:p>
          </table:table-cell>
          <table:table-cell/>
          <table:table-cell office:value-type="string" calcext:value-type="string">
            <text:p>t02-10</text:p>
          </table:table-cell>
          <table:table-cell table:formula="of:=[.B340]-600" office:value-type="float" office:value="1" calcext:value-type="float">
            <text:p>1</text:p>
          </table:table-cell>
          <table:table-cell table:formula="of:=[.C340]-10" office:value-type="float" office:value="2" calcext:value-type="float">
            <text:p>2</text:p>
          </table:table-cell>
          <table:table-cell office:value-type="string" calcext:value-type="string">
            <text:p>snow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1</text:p>
          </table:table-cell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11</text:p>
          </table:table-cell>
          <table:table-cell table:formula="of:=[.B341]-600" office:value-type="float" office:value="1" calcext:value-type="float">
            <text:p>1</text:p>
          </table:table-cell>
          <table:table-cell table:formula="of:=[.C341]-10"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2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12</text:p>
          </table:table-cell>
          <table:table-cell table:formula="of:=[.B342]-600" office:value-type="float" office:value="0" calcext:value-type="float">
            <text:p>0</text:p>
          </table:table-cell>
          <table:table-cell table:formula="of:=[.C342]-10"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3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2-13</text:p>
          </table:table-cell>
          <table:table-cell table:formula="of:=[.B343]-600" office:value-type="float" office:value="8" calcext:value-type="float">
            <text:p>8</text:p>
          </table:table-cell>
          <table:table-cell table:formula="of:=[.C343]-10" office:value-type="float" office:value="11" calcext:value-type="float">
            <text:p>11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4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2-14</text:p>
          </table:table-cell>
          <table:table-cell table:formula="of:=[.B344]-600" office:value-type="float" office:value="7" calcext:value-type="float">
            <text:p>7</text:p>
          </table:table-cell>
          <table:table-cell table:formula="of:=[.C344]-10" office:value-type="float" office:value="10" calcext:value-type="float">
            <text:p>10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5</text:p>
          </table:table-cell>
          <table:table-cell office:value-type="float" office:value="606" calcext:value-type="float">
            <text:p>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2-15</text:p>
          </table:table-cell>
          <table:table-cell table:formula="of:=[.B345]-600" office:value-type="float" office:value="6" calcext:value-type="float">
            <text:p>6</text:p>
          </table:table-cell>
          <table:table-cell table:formula="of:=[.C345]-10" office:value-type="float" office:value="9" calcext:value-type="float">
            <text:p>9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6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2-16</text:p>
          </table:table-cell>
          <table:table-cell table:formula="of:=[.B346]-600" office:value-type="float" office:value="6" calcext:value-type="float">
            <text:p>6</text:p>
          </table:table-cell>
          <table:table-cell table:formula="of:=[.C346]-10" office:value-type="float" office:value="8" calcext:value-type="float">
            <text:p>8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7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2-17</text:p>
          </table:table-cell>
          <table:table-cell table:formula="of:=[.B347]-600" office:value-type="float" office:value="5" calcext:value-type="float">
            <text:p>5</text:p>
          </table:table-cell>
          <table:table-cell table:formula="of:=[.C347]-10" office:value-type="float" office:value="7" calcext:value-type="float">
            <text:p>7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8</text:p>
          </table:table-cell>
          <table:table-cell office:value-type="float" office:value="604" calcext:value-type="float">
            <text:p>6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18</text:p>
          </table:table-cell>
          <table:table-cell table:formula="of:=[.B348]-600" office:value-type="float" office:value="4" calcext:value-type="float">
            <text:p>4</text:p>
          </table:table-cell>
          <table:table-cell table:formula="of:=[.C348]-10" office:value-type="float" office:value="7" calcext:value-type="float">
            <text:p>7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19</text:p>
          </table:table-cell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2-19</text:p>
          </table:table-cell>
          <table:table-cell table:formula="of:=[.B349]-600" office:value-type="float" office:value="4" calcext:value-type="float">
            <text:p>4</text:p>
          </table:table-cell>
          <table:table-cell table:formula="of:=[.C349]-10" office:value-type="float" office:value="6" calcext:value-type="float">
            <text:p>6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0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20</text:p>
          </table:table-cell>
          <table:table-cell table:formula="of:=[.B350]-600" office:value-type="float" office:value="3" calcext:value-type="float">
            <text:p>3</text:p>
          </table:table-cell>
          <table:table-cell table:formula="of:=[.C350]-10" office:value-type="float" office:value="5" calcext:value-type="float">
            <text:p>5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1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2-21</text:p>
          </table:table-cell>
          <table:table-cell table:formula="of:=[.B351]-600" office:value-type="float" office:value="3" calcext:value-type="float">
            <text:p>3</text:p>
          </table:table-cell>
          <table:table-cell table:formula="of:=[.C351]-10" office:value-type="float" office:value="5" calcext:value-type="float">
            <text:p>5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2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22</text:p>
          </table:table-cell>
          <table:table-cell table:formula="of:=[.B352]-600" office:value-type="float" office:value="3" calcext:value-type="float">
            <text:p>3</text:p>
          </table:table-cell>
          <table:table-cell table:formula="of:=[.C352]-10" office:value-type="float" office:value="4" calcext:value-type="float">
            <text:p>4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3</text:p>
          </table:table-cell>
          <table:table-cell office:value-type="float" office:value="602" calcext:value-type="float">
            <text:p>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2-23</text:p>
          </table:table-cell>
          <table:table-cell table:formula="of:=[.B353]-600" office:value-type="float" office:value="2" calcext:value-type="float">
            <text:p>2</text:p>
          </table:table-cell>
          <table:table-cell table:formula="of:=[.C353]-10" office:value-type="float" office:value="4" calcext:value-type="float">
            <text:p>4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4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2-24</text:p>
          </table:table-cell>
          <table:table-cell table:formula="of:=[.B354]-600" office:value-type="float" office:value="2" calcext:value-type="float">
            <text:p>2</text:p>
          </table:table-cell>
          <table:table-cell table:formula="of:=[.C354]-10" office:value-type="float" office:value="3" calcext:value-type="float">
            <text:p>3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5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t02-25</text:p>
          </table:table-cell>
          <table:table-cell table:formula="of:=[.B355]-600" office:value-type="float" office:value="2" calcext:value-type="float">
            <text:p>2</text:p>
          </table:table-cell>
          <table:table-cell table:formula="of:=[.C355]-10" office:value-type="float" office:value="3" calcext:value-type="float">
            <text:p>3</text:p>
          </table:table-cell>
          <table:table-cell office:value-type="string" calcext:value-type="string">
            <text:p>c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6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t02-26</text:p>
          </table:table-cell>
          <table:table-cell table:formula="of:=[.B356]-600" office:value-type="float" office:value="2" calcext:value-type="float">
            <text:p>2</text:p>
          </table:table-cell>
          <table:table-cell table:formula="of:=[.C356]-10" office:value-type="float" office:value="3" calcext:value-type="float">
            <text:p>3</text:p>
          </table:table-cell>
          <table:table-cell office:value-type="string" calcext:value-type="string">
            <text:p>war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7</text:p>
          </table:table-cell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27</text:p>
          </table:table-cell>
          <table:table-cell table:formula="of:=[.B357]-600" office:value-type="float" office:value="1" calcext:value-type="float">
            <text:p>1</text:p>
          </table:table-cell>
          <table:table-cell table:formula="of:=[.C357]-10" office:value-type="float" office:value="3" calcext:value-type="float">
            <text:p>3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02-28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t02-28</text:p>
          </table:table-cell>
          <table:table-cell table:formula="of:=[.B358]-600" office:value-type="float" office:value="1" calcext:value-type="float">
            <text:p>1</text:p>
          </table:table-cell>
          <table:table-cell table:formula="of:=[.C358]-10" office:value-type="float" office:value="2" calcext:value-type="float">
            <text:p>2</text:p>
          </table:table-cell>
          <table:table-cell office:value-type="string" calcext:value-type="string">
            <text:p>coo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Linux Biolinum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nux Biolinum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0T12:05:00.786300218</dc:date>
    <meta:editing-duration>PT29M4S</meta:editing-duration>
    <meta:editing-cycles>2</meta:editing-cycles>
    <meta:generator>LibreOffice/7.5.7.1$Linux_X86_64 LibreOffice_project/50$Build-1</meta:generator>
    <meta:document-statistic meta:table-count="1" meta:cell-count="429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riverdata.A1:riverdata.C358" chart:data-source-has-labels="column" svg:x="0.32cm" svg:y="0.18cm" svg:width="12.349cm" svg:height="8.64cm">
          <chart:coordinate-region svg:x="1.248cm" svg:y="0.379cm" svg:width="11.421cm" svg:height="7.125cm"/>
          <chart:axis chart:dimension="x" chart:name="primary-x" chart:style-name="ch4" chartooo:axis-type="auto">
            <chartooo:date-scale/>
            <chart:categories table:cell-range-address="riverdata.A1:riverdata.A3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verdata.B1:riverdata.B358" chart:class="chart:line">
            <chart:data-point chart:repeated="358"/>
          </chart:series>
          <chart:series chart:style-name="ch7" chart:values-cell-range-address="riverdata.C1:riverdata.C358" chart:class="chart:line">
            <chart:data-point chart:repeated="3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03-08</text:p>
                <draw:g>
                  <svg:desc>riverdata.A1:riverdata.A358</svg:desc>
                </draw:g>
              </table:table-cell>
              <table:table-cell office:value-type="float" office:value="628">
                <text:p>628</text:p>
                <draw:g>
                  <svg:desc>riverdata.B1:riverdata.B358</svg:desc>
                </draw:g>
              </table:table-cell>
              <table:table-cell office:value-type="float" office:value="49">
                <text:p>49</text:p>
                <draw:g>
                  <svg:desc>riverdata.C1:riverdata.C358</svg:desc>
                </draw:g>
              </table:table-cell>
            </table:table-row>
            <table:table-row>
              <table:table-cell office:value-type="string">
                <text:p>t03-09</text:p>
              </table:table-cell>
              <table:table-cell office:value-type="float" office:value="626">
                <text:p>6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03-10</text:p>
              </table:table-cell>
              <table:table-cell office:value-type="float" office:value="623">
                <text:p>6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03-11</text:p>
              </table:table-cell>
              <table:table-cell office:value-type="float" office:value="628">
                <text:p>6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t03-12</text:p>
              </table:table-cell>
              <table:table-cell office:value-type="float" office:value="625">
                <text:p>6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t03-13</text:p>
              </table:table-cell>
              <table:table-cell office:value-type="float" office:value="623">
                <text:p>6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03-14</text:p>
              </table:table-cell>
              <table:table-cell office:value-type="float" office:value="620">
                <text:p>6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03-15</text:p>
              </table:table-cell>
              <table:table-cell office:value-type="float" office:value="618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03-16</text:p>
              </table:table-cell>
              <table:table-cell office:value-type="float" office:value="616">
                <text:p>6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03-17</text:p>
              </table:table-cell>
              <table:table-cell office:value-type="float" office:value="615">
                <text:p>6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03-18</text:p>
              </table:table-cell>
              <table:table-cell office:value-type="float" office:value="625">
                <text:p>6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t03-19</text:p>
              </table:table-cell>
              <table:table-cell office:value-type="float" office:value="623">
                <text:p>6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03-20</text:p>
              </table:table-cell>
              <table:table-cell office:value-type="float" office:value="620">
                <text:p>6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03-21</text:p>
              </table:table-cell>
              <table:table-cell office:value-type="float" office:value="618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03-22</text:p>
              </table:table-cell>
              <table:table-cell office:value-type="float" office:value="616">
                <text:p>6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03-23</text:p>
              </table:table-cell>
              <table:table-cell office:value-type="float" office:value="615">
                <text:p>6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03-24</text:p>
              </table:table-cell>
              <table:table-cell office:value-type="float" office:value="613">
                <text:p>6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3-25</text:p>
              </table:table-cell>
              <table:table-cell office:value-type="float" office:value="612">
                <text:p>6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3-26</text:p>
              </table:table-cell>
              <table:table-cell office:value-type="float" office:value="611">
                <text:p>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03-27</text:p>
              </table:table-cell>
              <table:table-cell office:value-type="float" office:value="609">
                <text:p>6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3-28</text:p>
              </table:table-cell>
              <table:table-cell office:value-type="float" office:value="608">
                <text:p>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3-29</text:p>
              </table:table-cell>
              <table:table-cell office:value-type="float" office:value="611">
                <text:p>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03-30</text:p>
              </table:table-cell>
              <table:table-cell office:value-type="float" office:value="612">
                <text:p>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03-31</text:p>
              </table:table-cell>
              <table:table-cell office:value-type="float" office:value="611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4-01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4-02</text:p>
              </table:table-cell>
              <table:table-cell office:value-type="float" office:value="609">
                <text:p>6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4-03</text:p>
              </table:table-cell>
              <table:table-cell office:value-type="float" office:value="615">
                <text:p>6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4-04</text:p>
              </table:table-cell>
              <table:table-cell office:value-type="float" office:value="621">
                <text:p>6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t04-05</text:p>
              </table:table-cell>
              <table:table-cell office:value-type="float" office:value="619">
                <text:p>6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04-06</text:p>
              </table:table-cell>
              <table:table-cell office:value-type="float" office:value="617">
                <text:p>6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04-07</text:p>
              </table:table-cell>
              <table:table-cell office:value-type="float" office:value="615">
                <text:p>6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4-08</text:p>
              </table:table-cell>
              <table:table-cell office:value-type="float" office:value="614">
                <text:p>6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04-09</text:p>
              </table:table-cell>
              <table:table-cell office:value-type="float" office:value="612">
                <text:p>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04-10</text:p>
              </table:table-cell>
              <table:table-cell office:value-type="float" office:value="611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4-11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4-12</text:p>
              </table:table-cell>
              <table:table-cell office:value-type="float" office:value="609">
                <text:p>6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4-13</text:p>
              </table:table-cell>
              <table:table-cell office:value-type="float" office:value="608">
                <text:p>6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4-14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4-15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4-16</text:p>
              </table:table-cell>
              <table:table-cell office:value-type="float" office:value="606">
                <text:p>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4-17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4-18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4-19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4-20</text:p>
              </table:table-cell>
              <table:table-cell office:value-type="float" office:value="604">
                <text:p>6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4-21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4-22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4-23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4-24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4-25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4-26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4-27</text:p>
              </table:table-cell>
              <table:table-cell office:value-type="float" office:value="601">
                <text:p>6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4-28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4-29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4-30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5-01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5-02</text:p>
              </table:table-cell>
              <table:table-cell office:value-type="float" office:value="618">
                <text:p>6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05-03</text:p>
              </table:table-cell>
              <table:table-cell office:value-type="float" office:value="619">
                <text:p>6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05-04</text:p>
              </table:table-cell>
              <table:table-cell office:value-type="float" office:value="617">
                <text:p>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05-05</text:p>
              </table:table-cell>
              <table:table-cell office:value-type="float" office:value="615">
                <text:p>6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5-06</text:p>
              </table:table-cell>
              <table:table-cell office:value-type="float" office:value="614">
                <text:p>6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05-07</text:p>
              </table:table-cell>
              <table:table-cell office:value-type="float" office:value="612">
                <text:p>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05-08</text:p>
              </table:table-cell>
              <table:table-cell office:value-type="float" office:value="611">
                <text:p>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05-09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5-10</text:p>
              </table:table-cell>
              <table:table-cell office:value-type="float" office:value="609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5-11</text:p>
              </table:table-cell>
              <table:table-cell office:value-type="float" office:value="611">
                <text:p>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05-12</text:p>
              </table:table-cell>
              <table:table-cell office:value-type="float" office:value="613">
                <text:p>6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5-13</text:p>
              </table:table-cell>
              <table:table-cell office:value-type="float" office:value="614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05-14</text:p>
              </table:table-cell>
              <table:table-cell office:value-type="float" office:value="613">
                <text:p>6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5-15</text:p>
              </table:table-cell>
              <table:table-cell office:value-type="float" office:value="612">
                <text:p>6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5-16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5-17</text:p>
              </table:table-cell>
              <table:table-cell office:value-type="float" office:value="609">
                <text:p>6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5-18</text:p>
              </table:table-cell>
              <table:table-cell office:value-type="float" office:value="608">
                <text:p>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5-19</text:p>
              </table:table-cell>
              <table:table-cell office:value-type="float" office:value="607">
                <text:p>6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5-20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5-21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5-22</text:p>
              </table:table-cell>
              <table:table-cell office:value-type="float" office:value="605">
                <text:p>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5-23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5-24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5-25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5-26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5-27</text:p>
              </table:table-cell>
              <table:table-cell office:value-type="float" office:value="606">
                <text:p>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5-28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5-29</text:p>
              </table:table-cell>
              <table:table-cell office:value-type="float" office:value="604">
                <text:p>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5-30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5-31</text:p>
              </table:table-cell>
              <table:table-cell office:value-type="float" office:value="604">
                <text:p>6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6-01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6-02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6-03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6-04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6-05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6-06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6-07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6-08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6-09</text:p>
              </table:table-cell>
              <table:table-cell office:value-type="float" office:value="606">
                <text:p>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6-10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6-11</text:p>
              </table:table-cell>
              <table:table-cell office:value-type="float" office:value="604">
                <text:p>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6-12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6-13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6-14</text:p>
              </table:table-cell>
              <table:table-cell office:value-type="float" office:value="609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6-15</text:p>
              </table:table-cell>
              <table:table-cell office:value-type="float" office:value="608">
                <text:p>6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6-16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6-17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6-18</text:p>
              </table:table-cell>
              <table:table-cell office:value-type="float" office:value="605">
                <text:p>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6-19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6-20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6-21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6-22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6-23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6-24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6-25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6-26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6-27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6-28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6-29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6-30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7-01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7-02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7-03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7-04</text:p>
              </table:table-cell>
              <table:table-cell office:value-type="float" office:value="601">
                <text:p>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05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06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07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08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09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10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11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12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13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14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7-15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17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18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19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0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1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3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4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5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7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8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29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30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7-31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1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3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4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5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7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8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09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10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8-11</text:p>
              </table:table-cell>
              <table:table-cell office:value-type="float" office:value="614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08-12</text:p>
              </table:table-cell>
              <table:table-cell office:value-type="float" office:value="613">
                <text:p>6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8-13</text:p>
              </table:table-cell>
              <table:table-cell office:value-type="float" office:value="611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8-14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8-15</text:p>
              </table:table-cell>
              <table:table-cell office:value-type="float" office:value="609">
                <text:p>6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8-16</text:p>
              </table:table-cell>
              <table:table-cell office:value-type="float" office:value="608">
                <text:p>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8-17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8-18</text:p>
              </table:table-cell>
              <table:table-cell office:value-type="float" office:value="607">
                <text:p>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8-19</text:p>
              </table:table-cell>
              <table:table-cell office:value-type="float" office:value="606">
                <text:p>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8-20</text:p>
              </table:table-cell>
              <table:table-cell office:value-type="float" office:value="605">
                <text:p>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8-21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8-22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8-23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8-24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8-25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8-26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8-27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8-28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8-29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8-30</text:p>
              </table:table-cell>
              <table:table-cell office:value-type="float" office:value="601">
                <text:p>6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8-31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9-01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9-02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9-03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9-04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9-05</text:p>
              </table:table-cell>
              <table:table-cell office:value-type="float" office:value="601">
                <text:p>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9-06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9-07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9-08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9-09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9-10</text:p>
              </table:table-cell>
              <table:table-cell office:value-type="float" office:value="612">
                <text:p>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09-11</text:p>
              </table:table-cell>
              <table:table-cell office:value-type="float" office:value="614">
                <text:p>6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09-12</text:p>
              </table:table-cell>
              <table:table-cell office:value-type="float" office:value="615">
                <text:p>6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9-13</text:p>
              </table:table-cell>
              <table:table-cell office:value-type="float" office:value="626">
                <text:p>6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09-14</text:p>
              </table:table-cell>
              <table:table-cell office:value-type="float" office:value="623">
                <text:p>6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t09-15</text:p>
              </table:table-cell>
              <table:table-cell office:value-type="float" office:value="621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09-16</text:p>
              </table:table-cell>
              <table:table-cell office:value-type="float" office:value="619">
                <text:p>6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09-17</text:p>
              </table:table-cell>
              <table:table-cell office:value-type="float" office:value="617">
                <text:p>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09-18</text:p>
              </table:table-cell>
              <table:table-cell office:value-type="float" office:value="615">
                <text:p>6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9-19</text:p>
              </table:table-cell>
              <table:table-cell office:value-type="float" office:value="613">
                <text:p>6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09-20</text:p>
              </table:table-cell>
              <table:table-cell office:value-type="float" office:value="612">
                <text:p>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09-21</text:p>
              </table:table-cell>
              <table:table-cell office:value-type="float" office:value="611">
                <text:p>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09-22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9-23</text:p>
              </table:table-cell>
              <table:table-cell office:value-type="float" office:value="609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9-24</text:p>
              </table:table-cell>
              <table:table-cell office:value-type="float" office:value="620">
                <text:p>6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09-25</text:p>
              </table:table-cell>
              <table:table-cell office:value-type="float" office:value="618">
                <text:p>6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09-26</text:p>
              </table:table-cell>
              <table:table-cell office:value-type="float" office:value="616">
                <text:p>6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09-27</text:p>
              </table:table-cell>
              <table:table-cell office:value-type="float" office:value="614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09-28</text:p>
              </table:table-cell>
              <table:table-cell office:value-type="float" office:value="613">
                <text:p>6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9-29</text:p>
              </table:table-cell>
              <table:table-cell office:value-type="float" office:value="611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9-30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10-01</text:p>
              </table:table-cell>
              <table:table-cell office:value-type="float" office:value="609">
                <text:p>6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10-02</text:p>
              </table:table-cell>
              <table:table-cell office:value-type="float" office:value="608">
                <text:p>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10-03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10-04</text:p>
              </table:table-cell>
              <table:table-cell office:value-type="float" office:value="610">
                <text:p>6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10-05</text:p>
              </table:table-cell>
              <table:table-cell office:value-type="float" office:value="609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10-06</text:p>
              </table:table-cell>
              <table:table-cell office:value-type="float" office:value="608">
                <text:p>6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10-07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10-08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10-09</text:p>
              </table:table-cell>
              <table:table-cell office:value-type="float" office:value="605">
                <text:p>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10-10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10-11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10-12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10-13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10-14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10-15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0-16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0-17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0-18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0-19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0-20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0-21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0-22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0-23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0-24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0-25</text:p>
              </table:table-cell>
              <table:table-cell office:value-type="float" office:value="601">
                <text:p>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0-26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0-27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0-28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0-29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0-30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0-31</text:p>
              </table:table-cell>
              <table:table-cell office:value-type="float" office:value="612">
                <text:p>6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11-01</text:p>
              </table:table-cell>
              <table:table-cell office:value-type="float" office:value="611">
                <text:p>6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11-02</text:p>
              </table:table-cell>
              <table:table-cell office:value-type="float" office:value="610">
                <text:p>6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11-03</text:p>
              </table:table-cell>
              <table:table-cell office:value-type="float" office:value="609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11-04</text:p>
              </table:table-cell>
              <table:table-cell office:value-type="float" office:value="608">
                <text:p>6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11-05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11-06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11-07</text:p>
              </table:table-cell>
              <table:table-cell office:value-type="float" office:value="606">
                <text:p>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11-08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11-09</text:p>
              </table:table-cell>
              <table:table-cell office:value-type="float" office:value="604">
                <text:p>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11-10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11-11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11-12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11-13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1-14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1-15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1-16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1-17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1-18</text:p>
              </table:table-cell>
              <table:table-cell office:value-type="float" office:value="601">
                <text:p>6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1-19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1-20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1-21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1-22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1-23</text:p>
              </table:table-cell>
              <table:table-cell office:value-type="float" office:value="601">
                <text:p>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1-24</text:p>
              </table:table-cell>
              <table:table-cell office:value-type="float" office:value="601">
                <text:p>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1-25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1-26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1-27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1-28</text:p>
              </table:table-cell>
              <table:table-cell office:value-type="float" office:value="608">
                <text:p>6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11-29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11-30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12-01</text:p>
              </table:table-cell>
              <table:table-cell office:value-type="float" office:value="605">
                <text:p>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12-02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12-03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12-04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12-05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12-06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12-07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2-08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2-09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2-10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2-11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2-12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2-13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2-14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2-15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2-16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2-17</text:p>
              </table:table-cell>
              <table:table-cell office:value-type="float" office:value="601">
                <text:p>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18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19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0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1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2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3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4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5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6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7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2-28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12-29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12-30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12-31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1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3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4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5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7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8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09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0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1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3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4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5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2-02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2-03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2-04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2-05</text:p>
              </table:table-cell>
              <table:table-cell office:value-type="float" office:value="601">
                <text:p>6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2-06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2-07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2-08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2-09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2-10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2-11</text:p>
              </table:table-cell>
              <table:table-cell office:value-type="float" office:value="601">
                <text:p>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2-12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2-13</text:p>
              </table:table-cell>
              <table:table-cell office:value-type="float" office:value="608">
                <text:p>6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2-14</text:p>
              </table:table-cell>
              <table:table-cell office:value-type="float" office:value="607">
                <text:p>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2-15</text:p>
              </table:table-cell>
              <table:table-cell office:value-type="float" office:value="606">
                <text:p>6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2-16</text:p>
              </table:table-cell>
              <table:table-cell office:value-type="float" office:value="606">
                <text:p>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2-17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2-18</text:p>
              </table:table-cell>
              <table:table-cell office:value-type="float" office:value="604">
                <text:p>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2-19</text:p>
              </table:table-cell>
              <table:table-cell office:value-type="float" office:value="604">
                <text:p>6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2-20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2-21</text:p>
              </table:table-cell>
              <table:table-cell office:value-type="float" office:value="603">
                <text:p>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2-22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2-23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2-24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2-25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2-26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2-27</text:p>
              </table:table-cell>
              <table:table-cell office:value-type="float" office:value="601">
                <text:p>6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2-28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21cm" svg:height="8.627cm" xlink:href=".." xlink:type="simple" chart:class="chart:line" chart:style-name="ch1">
        <chart:legend chart:legend-position="end" svg:x="33.284cm" svg:y="3.765cm" style:legend-expansion="high" chart:style-name="ch2"/>
        <chart:plot-area chart:style-name="ch3" table:cell-range-address="riverdata.F1:riverdata.H358" chart:data-source-has-labels="column" svg:x="0.726cm" svg:y="0.172cm" svg:width="31.832cm" svg:height="8.283cm">
          <chart:coordinate-region svg:x="1.654cm" svg:y="0.371cm" svg:width="30.764cm" svg:height="6.768cm"/>
          <chart:axis chart:dimension="x" chart:name="primary-x" chart:style-name="ch4" chartooo:axis-type="auto">
            <chartooo:date-scale/>
            <chart:categories table:cell-range-address="riverdata.F1:riverdata.F3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verdata.G1:riverdata.G358" chart:class="chart:line">
            <chart:data-point chart:repeated="358"/>
          </chart:series>
          <chart:series chart:style-name="ch7" chart:values-cell-range-address="riverdata.H1:riverdata.H358" chart:class="chart:line">
            <chart:data-point chart:repeated="3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t03-08</text:p>
                <draw:g>
                  <svg:desc>riverdata.F1:riverdata.F358</svg:desc>
                </draw:g>
              </table:table-cell>
              <table:table-cell office:value-type="float" office:value="28">
                <text:p>28</text:p>
                <draw:g>
                  <svg:desc>riverdata.G1:riverdata.G358</svg:desc>
                </draw:g>
              </table:table-cell>
              <table:table-cell office:value-type="float" office:value="39">
                <text:p>39</text:p>
                <draw:g>
                  <svg:desc>riverdata.H1:riverdata.H358</svg:desc>
                </draw:g>
              </table:table-cell>
            </table:table-row>
            <table:table-row>
              <table:table-cell office:value-type="string">
                <text:p>t03-0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03-10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3-11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03-12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03-1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3-14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3-1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03-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3-1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3-18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03-19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03-2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3-21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03-2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3-2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3-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3-2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3-2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3-2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3-2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3-2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3-3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3-3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4-0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4-0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4-0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4-04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04-05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4-06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4-07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4-0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4-0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4-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4-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4-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4-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4-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4-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4-1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4-1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4-1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4-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4-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4-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4-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4-2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4-2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4-2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4-2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4-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4-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4-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4-3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5-0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5-0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5-03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5-04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5-0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5-0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5-0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5-0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5-0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5-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5-1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5-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5-1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5-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5-1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5-1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5-1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5-1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5-1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5-2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5-2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5-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5-2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5-2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5-2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5-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5-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5-2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5-2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5-3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5-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6-0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6-0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6-0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6-0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6-0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6-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6-0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6-0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6-0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6-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6-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6-1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6-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6-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6-1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6-1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6-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6-1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6-1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6-2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6-2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6-2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6-2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6-2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6-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6-2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6-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6-2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6-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6-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7-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7-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7-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7-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7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7-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8-11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8-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8-1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8-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8-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08-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8-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8-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8-1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8-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8-2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8-2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8-2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8-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8-2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8-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8-2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8-2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8-2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8-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8-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9-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9-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9-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9-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9-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9-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9-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9-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9-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9-1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9-11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9-1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9-13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09-14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09-15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09-1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09-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09-18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09-1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09-2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09-2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09-2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09-2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09-24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09-2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09-2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09-2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09-2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09-2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09-3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0-0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0-0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0-0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10-0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10-0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0-0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0-0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10-0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10-0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10-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10-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0-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0-1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10-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10-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0-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0-1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0-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0-1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0-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0-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0-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0-2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0-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0-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0-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0-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0-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0-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0-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0-3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11-0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11-0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11-0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11-0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1-0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11-0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11-0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11-0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11-0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11-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1-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11-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11-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1-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1-1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1-1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1-1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1-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1-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1-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1-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1-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1-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-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-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-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-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1-2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11-2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11-3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12-0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12-0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12-0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2-0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12-0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12-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12-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2-0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12-0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2-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2-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2-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2-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2-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2-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2-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12-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12-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2-0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2-0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2-0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2-0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2-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2-0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2-0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2-0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2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02-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2-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02-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02-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02-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02-1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02-1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2-1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02-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02-2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2-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02-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2-2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02-2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2-2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2-2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2-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02-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1cm" svg:height="9cm" xlink:href=".." xlink:type="simple" chart:class="chart:line" chart:style-name="ch1">
        <chart:legend chart:legend-position="end" svg:x="19.117cm" svg:y="3.952cm" style:legend-expansion="high" chart:style-name="ch2"/>
        <chart:plot-area chart:style-name="ch3" table:cell-range-address="riverdata.J1:riverdata.J204 riverdata.M1:riverdata.M204 riverdata.P1:riverdata.P204" chart:data-source-has-labels="column" svg:x="0.443cm" svg:y="0.18cm" svg:width="18.231cm" svg:height="8.64cm">
          <chart:coordinate-region svg:x="1.371cm" svg:y="0.379cm" svg:width="17.164cm" svg:height="7.125cm"/>
          <chart:axis chart:dimension="x" chart:name="primary-x" chart:style-name="ch4" chartooo:axis-type="auto">
            <chartooo:date-scale/>
            <chart:categories table:cell-range-address="riverdata.J1:riverdata.J2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verdata.M1:riverdata.M204" chart:class="chart:line">
            <chart:data-point chart:repeated="204"/>
          </chart:series>
          <chart:series chart:style-name="ch7" chart:values-cell-range-address="riverdata.P1:riverdata.P204" chart:class="chart:line">
            <chart:data-point chart:repeated="2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t08-09</text:p>
                <draw:g>
                  <svg:desc>riverdata.J1:riverdata.J204</svg:desc>
                </draw:g>
              </table:table-cell>
              <table:table-cell office:value-type="float" office:value="0">
                <text:p>0</text:p>
                <draw:g>
                  <svg:desc>riverdata.M1:riverdata.M204</svg:desc>
                </draw:g>
              </table:table-cell>
              <table:table-cell office:value-type="float" office:value="0">
                <text:p>0</text:p>
                <draw:g>
                  <svg:desc>riverdata.P1:riverdata.P204</svg:desc>
                </draw:g>
              </table:table-cell>
            </table:table-row>
            <table:table-row>
              <table:table-cell office:value-type="string">
                <text:p>t08-1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1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2</text:p>
              </table:table-cell>
              <table:table-cell office:value-type="float" office:value="0.882">
                <text:p>0.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3</text:p>
              </table:table-cell>
              <table:table-cell office:value-type="float" office:value="0.7938">
                <text:p>0.7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4</text:p>
              </table:table-cell>
              <table:table-cell office:value-type="float" office:value="0.71442">
                <text:p>0.7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5</text:p>
              </table:table-cell>
              <table:table-cell office:value-type="float" office:value="0.642978">
                <text:p>0.64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6</text:p>
              </table:table-cell>
              <table:table-cell office:value-type="float" office:value="0.5786802">
                <text:p>0.5786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7</text:p>
              </table:table-cell>
              <table:table-cell office:value-type="float" office:value="0.52081218">
                <text:p>0.5208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8</text:p>
              </table:table-cell>
              <table:table-cell office:value-type="float" office:value="0.468730962">
                <text:p>0.468730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19</text:p>
              </table:table-cell>
              <table:table-cell office:value-type="float" office:value="0.4218578658">
                <text:p>0.4218578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0</text:p>
              </table:table-cell>
              <table:table-cell office:value-type="float" office:value="0.37967207922">
                <text:p>0.37967207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1</text:p>
              </table:table-cell>
              <table:table-cell office:value-type="float" office:value="0.341704871298">
                <text:p>0.34170487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2</text:p>
              </table:table-cell>
              <table:table-cell office:value-type="float" office:value="0.3075343841682">
                <text:p>0.307534384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3</text:p>
              </table:table-cell>
              <table:table-cell office:value-type="float" office:value="0.27678094575138">
                <text:p>0.2767809457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4</text:p>
              </table:table-cell>
              <table:table-cell office:value-type="float" office:value="0.249102851176242">
                <text:p>0.24910285117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5</text:p>
              </table:table-cell>
              <table:table-cell office:value-type="float" office:value="0.224192566058618">
                <text:p>0.224192566058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6</text:p>
              </table:table-cell>
              <table:table-cell office:value-type="float" office:value="0.201773309452756">
                <text:p>0.20177330945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7</text:p>
              </table:table-cell>
              <table:table-cell office:value-type="float" office:value="0.18159597850748">
                <text:p>0.18159597850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8</text:p>
              </table:table-cell>
              <table:table-cell office:value-type="float" office:value="0.163436380656732">
                <text:p>0.16343638065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29</text:p>
              </table:table-cell>
              <table:table-cell office:value-type="float" office:value="0.147092742591059">
                <text:p>0.14709274259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30</text:p>
              </table:table-cell>
              <table:table-cell office:value-type="float" office:value="0.132383468331953">
                <text:p>0.13238346833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8-31</text:p>
              </table:table-cell>
              <table:table-cell office:value-type="float" office:value="0.119145121498758">
                <text:p>0.119145121498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1</text:p>
              </table:table-cell>
              <table:table-cell office:value-type="float" office:value="0.107230609348882">
                <text:p>0.10723060934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2</text:p>
              </table:table-cell>
              <table:table-cell office:value-type="float" office:value="0.0965075484139939">
                <text:p>0.0965075484139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3</text:p>
              </table:table-cell>
              <table:table-cell office:value-type="float" office:value="0.0868567935725945">
                <text:p>0.0868567935725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4</text:p>
              </table:table-cell>
              <table:table-cell office:value-type="float" office:value="0.0781711142153351">
                <text:p>0.0781711142153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5</text:p>
              </table:table-cell>
              <table:table-cell office:value-type="float" office:value="0.0703540027938016">
                <text:p>0.0703540027938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6</text:p>
              </table:table-cell>
              <table:table-cell office:value-type="float" office:value="0.0633186025144214">
                <text:p>0.0633186025144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7</text:p>
              </table:table-cell>
              <table:table-cell office:value-type="float" office:value="0.0569867422629793">
                <text:p>0.056986742262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8</text:p>
              </table:table-cell>
              <table:table-cell office:value-type="float" office:value="0.0512880680366813">
                <text:p>0.0512880680366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09</text:p>
              </table:table-cell>
              <table:table-cell office:value-type="float" office:value="0.0461592612330132">
                <text:p>0.046159261233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0</text:p>
              </table:table-cell>
              <table:table-cell office:value-type="float" office:value="0.841543335109712">
                <text:p>0.84154333510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1</text:p>
              </table:table-cell>
              <table:table-cell office:value-type="float" office:value="0.957389001598741">
                <text:p>0.95738900159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2</text:p>
              </table:table-cell>
              <table:table-cell office:value-type="float" office:value="1.06165010143887">
                <text:p>1.061650101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3</text:p>
              </table:table-cell>
              <table:table-cell office:value-type="float" office:value="1.75548509129498">
                <text:p>1.75548509129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4</text:p>
              </table:table-cell>
              <table:table-cell office:value-type="float" office:value="1.57993658216548">
                <text:p>1.57993658216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5</text:p>
              </table:table-cell>
              <table:table-cell office:value-type="float" office:value="1.42194292394893">
                <text:p>1.42194292394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6</text:p>
              </table:table-cell>
              <table:table-cell office:value-type="float" office:value="1.27974863155404">
                <text:p>1.2797486315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7</text:p>
              </table:table-cell>
              <table:table-cell office:value-type="float" office:value="1.15177376839864">
                <text:p>1.1517737683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8</text:p>
              </table:table-cell>
              <table:table-cell office:value-type="float" office:value="1.03659639155877">
                <text:p>1.03659639155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19</text:p>
              </table:table-cell>
              <table:table-cell office:value-type="float" office:value="0.932936752402896">
                <text:p>0.93293675240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0</text:p>
              </table:table-cell>
              <table:table-cell office:value-type="float" office:value="0.839643077162606">
                <text:p>0.83964307716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1</text:p>
              </table:table-cell>
              <table:table-cell office:value-type="float" office:value="0.755678769446345">
                <text:p>0.755678769446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2</text:p>
              </table:table-cell>
              <table:table-cell office:value-type="float" office:value="0.680110892501711">
                <text:p>0.68011089250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3</text:p>
              </table:table-cell>
              <table:table-cell office:value-type="float" office:value="0.61209980325154">
                <text:p>0.6120998032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4</text:p>
              </table:table-cell>
              <table:table-cell office:value-type="float" office:value="1.35088982292639">
                <text:p>1.3508898229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5</text:p>
              </table:table-cell>
              <table:table-cell office:value-type="float" office:value="1.21580084063375">
                <text:p>1.2158008406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6</text:p>
              </table:table-cell>
              <table:table-cell office:value-type="float" office:value="1.09422075657037">
                <text:p>1.0942207565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7</text:p>
              </table:table-cell>
              <table:table-cell office:value-type="float" office:value="0.984798680913335">
                <text:p>0.98479868091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8</text:p>
              </table:table-cell>
              <table:table-cell office:value-type="float" office:value="0.886318812822002">
                <text:p>0.88631881282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29</text:p>
              </table:table-cell>
              <table:table-cell office:value-type="float" office:value="0.797686931539801">
                <text:p>0.797686931539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9-30</text:p>
              </table:table-cell>
              <table:table-cell office:value-type="float" office:value="0.717918238385821">
                <text:p>0.71791823838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1</text:p>
              </table:table-cell>
              <table:table-cell office:value-type="float" office:value="0.646126414547239">
                <text:p>0.646126414547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2</text:p>
              </table:table-cell>
              <table:table-cell office:value-type="float" office:value="0.581513773092515">
                <text:p>0.58151377309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3</text:p>
              </table:table-cell>
              <table:table-cell office:value-type="float" office:value="0.523362395783264">
                <text:p>0.52336239578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4</text:p>
              </table:table-cell>
              <table:table-cell office:value-type="float" office:value="0.671026156204937">
                <text:p>0.671026156204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5</text:p>
              </table:table-cell>
              <table:table-cell office:value-type="float" office:value="0.603923540584444">
                <text:p>0.60392354058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6</text:p>
              </table:table-cell>
              <table:table-cell office:value-type="float" office:value="0.543531186525999">
                <text:p>0.543531186525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7</text:p>
              </table:table-cell>
              <table:table-cell office:value-type="float" office:value="0.489178067873399">
                <text:p>0.489178067873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8</text:p>
              </table:table-cell>
              <table:table-cell office:value-type="float" office:value="0.440260261086059">
                <text:p>0.440260261086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09</text:p>
              </table:table-cell>
              <table:table-cell office:value-type="float" office:value="0.396234234977453">
                <text:p>0.396234234977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0</text:p>
              </table:table-cell>
              <table:table-cell office:value-type="float" office:value="0.356610811479708">
                <text:p>0.356610811479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1</text:p>
              </table:table-cell>
              <table:table-cell office:value-type="float" office:value="0.320949730331737">
                <text:p>0.32094973033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2</text:p>
              </table:table-cell>
              <table:table-cell office:value-type="float" office:value="0.288854757298564">
                <text:p>0.288854757298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3</text:p>
              </table:table-cell>
              <table:table-cell office:value-type="float" office:value="0.259969281568707">
                <text:p>0.259969281568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4</text:p>
              </table:table-cell>
              <table:table-cell office:value-type="float" office:value="0.233972353411837">
                <text:p>0.23397235341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5</text:p>
              </table:table-cell>
              <table:table-cell office:value-type="float" office:value="0.210575118070653">
                <text:p>0.21057511807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6</text:p>
              </table:table-cell>
              <table:table-cell office:value-type="float" office:value="0.189517606263588">
                <text:p>0.18951760626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7</text:p>
              </table:table-cell>
              <table:table-cell office:value-type="float" office:value="0.170565845637229">
                <text:p>0.170565845637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8</text:p>
              </table:table-cell>
              <table:table-cell office:value-type="float" office:value="0.153509261073506">
                <text:p>0.153509261073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19</text:p>
              </table:table-cell>
              <table:table-cell office:value-type="float" office:value="0.138158334966155">
                <text:p>0.138158334966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0</text:p>
              </table:table-cell>
              <table:table-cell office:value-type="float" office:value="0.12434250146954">
                <text:p>0.1243425014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1</text:p>
              </table:table-cell>
              <table:table-cell office:value-type="float" office:value="0.111908251322586">
                <text:p>0.11190825132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2</text:p>
              </table:table-cell>
              <table:table-cell office:value-type="float" office:value="0.100717426190327">
                <text:p>0.100717426190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3</text:p>
              </table:table-cell>
              <table:table-cell office:value-type="float" office:value="0.0906456835712945">
                <text:p>0.090645683571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4</text:p>
              </table:table-cell>
              <table:table-cell office:value-type="float" office:value="0.0815811152141651">
                <text:p>0.081581115214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5</text:p>
              </table:table-cell>
              <table:table-cell office:value-type="float" office:value="0.0734230036927486">
                <text:p>0.073423003692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6</text:p>
              </table:table-cell>
              <table:table-cell office:value-type="float" office:value="0.0660807033234737">
                <text:p>0.066080703323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7</text:p>
              </table:table-cell>
              <table:table-cell office:value-type="float" office:value="0.0594726329911264">
                <text:p>0.059472632991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8</text:p>
              </table:table-cell>
              <table:table-cell office:value-type="float" office:value="0.0535253696920137">
                <text:p>0.053525369692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29</text:p>
              </table:table-cell>
              <table:table-cell office:value-type="float" office:value="0.0481728327228123">
                <text:p>0.0481728327228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30</text:p>
              </table:table-cell>
              <table:table-cell office:value-type="float" office:value="0.0433555494505311">
                <text:p>0.0433555494505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0-31</text:p>
              </table:table-cell>
              <table:table-cell office:value-type="float" office:value="0.839019994505478">
                <text:p>0.83901999450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1</text:p>
              </table:table-cell>
              <table:table-cell office:value-type="float" office:value="0.75511799505493">
                <text:p>0.75511799505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2</text:p>
              </table:table-cell>
              <table:table-cell office:value-type="float" office:value="0.679606195549437">
                <text:p>0.679606195549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3</text:p>
              </table:table-cell>
              <table:table-cell office:value-type="float" office:value="0.611645575994494">
                <text:p>0.611645575994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4</text:p>
              </table:table-cell>
              <table:table-cell office:value-type="float" office:value="0.550481018395044">
                <text:p>0.550481018395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5</text:p>
              </table:table-cell>
              <table:table-cell office:value-type="float" office:value="0.49543291655554">
                <text:p>0.495432916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6</text:p>
              </table:table-cell>
              <table:table-cell office:value-type="float" office:value="0.445889624899986">
                <text:p>0.4458896248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7</text:p>
              </table:table-cell>
              <table:table-cell office:value-type="float" office:value="0.401300662409987">
                <text:p>0.40130066240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8</text:p>
              </table:table-cell>
              <table:table-cell office:value-type="float" office:value="0.361170596168988">
                <text:p>0.361170596168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09</text:p>
              </table:table-cell>
              <table:table-cell office:value-type="float" office:value="0.32505353655209">
                <text:p>0.32505353655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0</text:p>
              </table:table-cell>
              <table:table-cell office:value-type="float" office:value="0.292548182896881">
                <text:p>0.292548182896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1</text:p>
              </table:table-cell>
              <table:table-cell office:value-type="float" office:value="0.263293364607193">
                <text:p>0.263293364607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2</text:p>
              </table:table-cell>
              <table:table-cell office:value-type="float" office:value="0.236964028146473">
                <text:p>0.236964028146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3</text:p>
              </table:table-cell>
              <table:table-cell office:value-type="float" office:value="0.213267625331826">
                <text:p>0.21326762533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4</text:p>
              </table:table-cell>
              <table:table-cell office:value-type="float" office:value="0.191940862798643">
                <text:p>0.19194086279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5</text:p>
              </table:table-cell>
              <table:table-cell office:value-type="float" office:value="0.172746776518779">
                <text:p>0.172746776518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6</text:p>
              </table:table-cell>
              <table:table-cell office:value-type="float" office:value="0.155472098866901">
                <text:p>0.155472098866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7</text:p>
              </table:table-cell>
              <table:table-cell office:value-type="float" office:value="0.139924888980211">
                <text:p>0.139924888980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8</text:p>
              </table:table-cell>
              <table:table-cell office:value-type="float" office:value="0.12593240008219">
                <text:p>0.12593240008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19</text:p>
              </table:table-cell>
              <table:table-cell office:value-type="float" office:value="0.113339160073971">
                <text:p>0.11333916007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0</text:p>
              </table:table-cell>
              <table:table-cell office:value-type="float" office:value="0.102005244066574">
                <text:p>0.10200524406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1</text:p>
              </table:table-cell>
              <table:table-cell office:value-type="float" office:value="0.0918047196599164">
                <text:p>0.091804719659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2</text:p>
              </table:table-cell>
              <table:table-cell office:value-type="float" office:value="0.0826242476939248">
                <text:p>0.0826242476939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3</text:p>
              </table:table-cell>
              <table:table-cell office:value-type="float" office:value="0.0743618229245323">
                <text:p>0.074361822924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4</text:p>
              </table:table-cell>
              <table:table-cell office:value-type="float" office:value="0.0669256406320791">
                <text:p>0.066925640632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5</text:p>
              </table:table-cell>
              <table:table-cell office:value-type="float" office:value="0.0602330765688712">
                <text:p>0.0602330765688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6</text:p>
              </table:table-cell>
              <table:table-cell office:value-type="float" office:value="0.0542097689119841">
                <text:p>0.054209768911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7</text:p>
              </table:table-cell>
              <table:table-cell office:value-type="float" office:value="0.0487887920207856">
                <text:p>0.04878879202078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t11-28</text:p>
              </table:table-cell>
              <table:table-cell office:value-type="float" office:value="0.243909912818707">
                <text:p>0.243909912818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29</text:p>
              </table:table-cell>
              <table:table-cell office:value-type="float" office:value="0.219518921536836">
                <text:p>0.219518921536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1-30</text:p>
              </table:table-cell>
              <table:table-cell office:value-type="float" office:value="0.197567029383153">
                <text:p>0.19756702938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1</text:p>
              </table:table-cell>
              <table:table-cell office:value-type="float" office:value="0.177810326444837">
                <text:p>0.177810326444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2</text:p>
              </table:table-cell>
              <table:table-cell office:value-type="float" office:value="0.160029293800354">
                <text:p>0.16002929380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3</text:p>
              </table:table-cell>
              <table:table-cell office:value-type="float" office:value="0.144026364420318">
                <text:p>0.144026364420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4</text:p>
              </table:table-cell>
              <table:table-cell office:value-type="float" office:value="0.129623727978287">
                <text:p>0.12962372797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5</text:p>
              </table:table-cell>
              <table:table-cell office:value-type="float" office:value="0.116661355180458">
                <text:p>0.116661355180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6</text:p>
              </table:table-cell>
              <table:table-cell office:value-type="float" office:value="0.104995219662412">
                <text:p>0.10499521966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7</text:p>
              </table:table-cell>
              <table:table-cell office:value-type="float" office:value="0.0944956976961709">
                <text:p>0.094495697696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8</text:p>
              </table:table-cell>
              <table:table-cell office:value-type="float" office:value="0.0850461279265538">
                <text:p>0.0850461279265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09</text:p>
              </table:table-cell>
              <table:table-cell office:value-type="float" office:value="0.0765415151338984">
                <text:p>0.076541515133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0</text:p>
              </table:table-cell>
              <table:table-cell office:value-type="float" office:value="0.0688873636205086">
                <text:p>0.0688873636205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1</text:p>
              </table:table-cell>
              <table:table-cell office:value-type="float" office:value="0.0619986272584577">
                <text:p>0.061998627258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2</text:p>
              </table:table-cell>
              <table:table-cell office:value-type="float" office:value="0.055798764532612">
                <text:p>0.05579876453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3</text:p>
              </table:table-cell>
              <table:table-cell office:value-type="float" office:value="0.0502188880793508">
                <text:p>0.0502188880793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4</text:p>
              </table:table-cell>
              <table:table-cell office:value-type="float" office:value="0.0451969992714157">
                <text:p>0.0451969992714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5</text:p>
              </table:table-cell>
              <table:table-cell office:value-type="float" office:value="0.0406772993442741">
                <text:p>0.040677299344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6</text:p>
              </table:table-cell>
              <table:table-cell office:value-type="float" office:value="0.0366095694098467">
                <text:p>0.0366095694098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7</text:p>
              </table:table-cell>
              <table:table-cell office:value-type="float" office:value="0.032948612468862">
                <text:p>0.03294861246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8</text:p>
              </table:table-cell>
              <table:table-cell office:value-type="float" office:value="0.0296537512219758">
                <text:p>0.0296537512219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19</text:p>
              </table:table-cell>
              <table:table-cell office:value-type="float" office:value="0.0266883760997782">
                <text:p>0.026688376099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0</text:p>
              </table:table-cell>
              <table:table-cell office:value-type="float" office:value="0.0240195384898004">
                <text:p>0.0240195384898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1</text:p>
              </table:table-cell>
              <table:table-cell office:value-type="float" office:value="0.0216175846408204">
                <text:p>0.021617584640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2</text:p>
              </table:table-cell>
              <table:table-cell office:value-type="float" office:value="0.0194558261767383">
                <text:p>0.0194558261767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3</text:p>
              </table:table-cell>
              <table:table-cell office:value-type="float" office:value="0.0175102435590645">
                <text:p>0.0175102435590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4</text:p>
              </table:table-cell>
              <table:table-cell office:value-type="float" office:value="0.0157592192031581">
                <text:p>0.015759219203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5</text:p>
              </table:table-cell>
              <table:table-cell office:value-type="float" office:value="0.0141832972828422">
                <text:p>0.0141832972828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6</text:p>
              </table:table-cell>
              <table:table-cell office:value-type="float" office:value="0.012764967554558">
                <text:p>0.01276496755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7</text:p>
              </table:table-cell>
              <table:table-cell office:value-type="float" office:value="0.0114884707991022">
                <text:p>0.011488470799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8</text:p>
              </table:table-cell>
              <table:table-cell office:value-type="float" office:value="0.010339623719192">
                <text:p>0.010339623719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29</text:p>
              </table:table-cell>
              <table:table-cell office:value-type="float" office:value="0.0093056613472728">
                <text:p>0.009305661347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30</text:p>
              </table:table-cell>
              <table:table-cell office:value-type="float" office:value="0.00837509521254552">
                <text:p>0.00837509521254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12-31</text:p>
              </table:table-cell>
              <table:table-cell office:value-type="float" office:value="0.00753758569129097">
                <text:p>0.00753758569129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1</text:p>
              </table:table-cell>
              <table:table-cell office:value-type="float" office:value="0.00678382712216187">
                <text:p>0.00678382712216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2</text:p>
              </table:table-cell>
              <table:table-cell office:value-type="float" office:value="0.00610544440994568">
                <text:p>0.00610544440994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3</text:p>
              </table:table-cell>
              <table:table-cell office:value-type="float" office:value="0.00549489996895112">
                <text:p>0.00549489996895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4</text:p>
              </table:table-cell>
              <table:table-cell office:value-type="float" office:value="0.004945409972056">
                <text:p>0.00494540997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5</text:p>
              </table:table-cell>
              <table:table-cell office:value-type="float" office:value="0.0044508689748504">
                <text:p>0.0044508689748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6</text:p>
              </table:table-cell>
              <table:table-cell office:value-type="float" office:value="0.00400578207736536">
                <text:p>0.00400578207736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7</text:p>
              </table:table-cell>
              <table:table-cell office:value-type="float" office:value="0.00360520386962883">
                <text:p>0.0036052038696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8</text:p>
              </table:table-cell>
              <table:table-cell office:value-type="float" office:value="0.00324468348266594">
                <text:p>0.00324468348266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09</text:p>
              </table:table-cell>
              <table:table-cell office:value-type="float" office:value="0.00292021513439935">
                <text:p>0.0029202151343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0</text:p>
              </table:table-cell>
              <table:table-cell office:value-type="float" office:value="0.00262819362095941">
                <text:p>0.0026281936209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1</text:p>
              </table:table-cell>
              <table:table-cell office:value-type="float" office:value="0.00236537425886347">
                <text:p>0.0023653742588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2</text:p>
              </table:table-cell>
              <table:table-cell office:value-type="float" office:value="0.00212883683297713">
                <text:p>0.00212883683297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3</text:p>
              </table:table-cell>
              <table:table-cell office:value-type="float" office:value="0.00191595314967941">
                <text:p>0.00191595314967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4</text:p>
              </table:table-cell>
              <table:table-cell office:value-type="float" office:value="0.00172435783471147">
                <text:p>0.0017243578347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5</text:p>
              </table:table-cell>
              <table:table-cell office:value-type="float" office:value="0.00155192205124032">
                <text:p>0.0015519220512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139672984611629">
                <text:p>0.0013967298461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125705686150466">
                <text:p>0.00125705686150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11313511753542">
                <text:p>0.0011313511753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101821605781878">
                <text:p>0.0010182160578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916394452036899">
                <text:p>0.00091639445203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824755006833209">
                <text:p>0.00082475500683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742279506149888">
                <text:p>0.00074227950614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668051555534899">
                <text:p>0.000668051555534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601246399981409">
                <text:p>0.00060124639998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541121759983269">
                <text:p>0.00054112175998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487009583984942">
                <text:p>0.000487009583984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438308625586447">
                <text:p>0.000438308625586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394477763027803">
                <text:p>0.000394477763027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355029986725022">
                <text:p>0.000355029986725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31952698805252">
                <text:p>0.00031952698805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000287574289247268">
                <text:p>0.00028757428924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1-16</text:p>
              </table:table-cell>
              <table:table-cell office:value-type="float" office:value="0.200258816860323">
                <text:p>0.200258816860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02</text:p>
              </table:table-cell>
              <table:table-cell office:value-type="float" office:value="0.18023293517429">
                <text:p>0.18023293517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03</text:p>
              </table:table-cell>
              <table:table-cell office:value-type="float" office:value="0.162209641656861">
                <text:p>0.162209641656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04</text:p>
              </table:table-cell>
              <table:table-cell office:value-type="float" office:value="0.145988677491175">
                <text:p>0.14598867749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05</text:p>
              </table:table-cell>
              <table:table-cell office:value-type="float" office:value="0.131389809742058">
                <text:p>0.13138980974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06</text:p>
              </table:table-cell>
              <table:table-cell office:value-type="float" office:value="0.118250828767852">
                <text:p>0.118250828767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07</text:p>
              </table:table-cell>
              <table:table-cell office:value-type="float" office:value="0.106425745891067">
                <text:p>0.10642574589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08</text:p>
              </table:table-cell>
              <table:table-cell office:value-type="float" office:value="0.09578317130196">
                <text:p>0.095783171301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t02-09</text:p>
              </table:table-cell>
              <table:table-cell office:value-type="float" office:value="0.086204854171764">
                <text:p>0.0862048541717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t02-10</text:p>
              </table:table-cell>
              <table:table-cell office:value-type="float" office:value="0.0775843687545876">
                <text:p>0.07758436875458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t02-11</text:p>
              </table:table-cell>
              <table:table-cell office:value-type="float" office:value="0.0698259318791288">
                <text:p>0.0698259318791288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t02-12</text:p>
              </table:table-cell>
              <table:table-cell office:value-type="float" office:value="0.0628433386912159">
                <text:p>0.0628433386912159</text:p>
              </table:table-cell>
              <table:table-cell office:value-type="float" office:value="0.56454">
                <text:p>0.56454</text:p>
              </table:table-cell>
            </table:table-row>
            <table:table-row>
              <table:table-cell office:value-type="string">
                <text:p>t02-13</text:p>
              </table:table-cell>
              <table:table-cell office:value-type="float" office:value="0.556559004822094">
                <text:p>0.556559004822094</text:p>
              </table:table-cell>
              <table:table-cell office:value-type="float" office:value="0.06454">
                <text:p>0.06454</text:p>
              </table:table-cell>
            </table:table-row>
            <table:table-row>
              <table:table-cell office:value-type="string">
                <text:p>t02-14</text:p>
              </table:table-cell>
              <table:table-cell office:value-type="float" office:value="0.565443104339885">
                <text:p>0.56544310433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15</text:p>
              </table:table-cell>
              <table:table-cell office:value-type="float" office:value="0.508898793905896">
                <text:p>0.508898793905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16</text:p>
              </table:table-cell>
              <table:table-cell office:value-type="float" office:value="0.458008914515307">
                <text:p>0.458008914515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17</text:p>
              </table:table-cell>
              <table:table-cell office:value-type="float" office:value="0.412208023063776">
                <text:p>0.41220802306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18</text:p>
              </table:table-cell>
              <table:table-cell office:value-type="float" office:value="0.370987220757399">
                <text:p>0.370987220757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19</text:p>
              </table:table-cell>
              <table:table-cell office:value-type="float" office:value="0.333888498681659">
                <text:p>0.33388849868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0</text:p>
              </table:table-cell>
              <table:table-cell office:value-type="float" office:value="0.300499648813493">
                <text:p>0.300499648813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1</text:p>
              </table:table-cell>
              <table:table-cell office:value-type="float" office:value="0.270449683932144">
                <text:p>0.27044968393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2</text:p>
              </table:table-cell>
              <table:table-cell office:value-type="float" office:value="0.243404715538929">
                <text:p>0.243404715538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3</text:p>
              </table:table-cell>
              <table:table-cell office:value-type="float" office:value="0.219064243985036">
                <text:p>0.219064243985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4</text:p>
              </table:table-cell>
              <table:table-cell office:value-type="float" office:value="0.197157819586533">
                <text:p>0.19715781958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5</text:p>
              </table:table-cell>
              <table:table-cell office:value-type="float" office:value="0.177442037627879">
                <text:p>0.177442037627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6</text:p>
              </table:table-cell>
              <table:table-cell office:value-type="float" office:value="0.159697833865091">
                <text:p>0.159697833865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7</text:p>
              </table:table-cell>
              <table:table-cell office:value-type="float" office:value="0.143728050478582">
                <text:p>0.14372805047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02-28</text:p>
              </table:table-cell>
              <table:table-cell office:value-type="float" office:value="0.129355245430724">
                <text:p>0.1293552454307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